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b4c7dc"/>
    </style:style>
    <style:style style:name="ce11" style:family="table-cell" style:parent-style-name="Default" style:data-style-name="N4"/>
    <style:style style:name="ce10" style:family="table-cell" style:parent-style-name="Default" style:data-style-name="N61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_12_321_2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4879468091459" calcext:value-type="float">
            <text:p>0,784879468091459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4879468091459" calcext:value-type="float">
            <text:p>0,784879468091459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4879468091459" calcext:value-type="float">
            <text:p>0,784879468091459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4879468091459" calcext:value-type="float">
            <text:p>0,784879468091459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3442415130465" calcext:value-type="float">
            <text:p>3,53442415130465</text:p>
          </table:table-cell>
          <table:table-cell table:style-name="ce8" table:formula="of:=[.C82]/[.$C$72]" office:value-type="float" office:value="8.83606037826164" calcext:value-type="float">
            <text:p>8,8360603782616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9429664181285" calcext:value-type="float">
            <text:p>3,99429664181285</text:p>
          </table:table-cell>
          <table:table-cell table:style-name="ce8" table:formula="of:=[.C83]/[.$C$72]" office:value-type="float" office:value="9.98574160453213" calcext:value-type="float">
            <text:p>9,9857416045321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9002912450239" calcext:value-type="float">
            <text:p>2,99002912450239</text:p>
          </table:table-cell>
          <table:table-cell table:style-name="ce8" table:formula="of:=[.C84]/[.$C$72]" office:value-type="float" office:value="7.47507281125598" calcext:value-type="float">
            <text:p>7,4750728112559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9666062467598" calcext:value-type="float">
            <text:p>3,19666062467598</text:p>
          </table:table-cell>
          <table:table-cell table:style-name="ce8" table:formula="of:=[.C85]/[.$C$72]" office:value-type="float" office:value="7.99165156168996" calcext:value-type="float">
            <text:p>7,9916515616899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" calcext:value-type="float">
            <text:p>4,140725257101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2843.8685748922" calcext:value-type="float">
            <text:p>52843,8685748922</text:p>
          </table:table-cell>
          <table:table-cell table:formula="of:=1/(2*PI()*SQRT(([.G69]+[.F69])*[.G78]))" office:value-type="float" office:value="32744.6220637921" calcext:value-type="float">
            <text:p>32744,6220637921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4723490791329" calcext:value-type="float">
            <text:p>2,47234907913293E-07</text:p>
          </table:table-cell>
          <table:table-cell table:formula="of:=48200*SQRT([.J67]/[.M67]/(1+[.H133]))*[.I133]^(-1/8)" office:value-type="float" office:value="2282408.187857" calcext:value-type="float">
            <text:p>2282408,187857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5.2026240667411" calcext:value-type="float">
            <text:p>95,202624066741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7.0977892854622" calcext:value-type="float">
            <text:p>67,0977892854622</text:p>
          </table:table-cell>
          <table:table-cell table:number-columns-repeated="3"/>
          <table:table-cell table:style-name="ce7" table:formula="of:=SQRT([.F70]/[.C25])" office:value-type="float" office:value="0.986967915951674" calcext:value-type="float">
            <text:p>0,98696791595167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5.0298415722496" calcext:value-type="float">
            <text:p>55,0298415722496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11111370707835" calcext:value-type="float">
            <text:p>0,008111113707078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80.443223670127" calcext:value-type="float">
            <text:p>280,443223670127</text:p>
          </table:table-cell>
          <table:table-cell table:formula="of:=[.C84]/[.E161]" office:value-type="float" office:value="2.99002912450239" calcext:value-type="float">
            <text:p>2,99002912450239</text:p>
          </table:table-cell>
          <table:table-cell table:formula="of:=[.F69]/[.G69]+1" office:value-type="float" office:value="2.60440933407669" calcext:value-type="float">
            <text:p>2,60440933407669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33702686391772" calcext:value-type="float">
            <text:p>2,33702686391772</text:p>
          </table:table-cell>
          <table:table-cell/>
          <table:table-cell table:formula="of:=[.D84]/[.E161]" office:value-type="float" office:value="7.47507281125598" calcext:value-type="float">
            <text:p>7,475072811255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12"/>
          <table:table-cell table:style-name="ce6" table:formula="of:=1*13*10^-6" office:value-type="float" office:value="0.000013" calcext:value-type="float">
            <text:p>1,3E-05</text:p>
          </table:table-cell>
          <table:table-cell table:formula="of:=300/23" office:value-type="float" office:value="13.0434782608696" calcext:value-type="float">
            <text:p>13,0434782608696</text:p>
          </table:table-cell>
          <table:table-cell table:formula="of:=13" office:value-type="float" office:value="13" calcext:value-type="float">
            <text:p>13</text:p>
          </table:table-cell>
          <table:table-cell table:formula="of:=6.5*[.O191]" office:value-type="float" office:value="84.5" calcext:value-type="float">
            <text:p>84,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6" table:formula="of:=1.5*13*10^-6" office:value-type="float" office:value="0.0000195" calcext:value-type="float">
            <text:p>1,95E-05</text:p>
          </table:table-cell>
          <table:table-cell table:formula="of:=400/30" office:value-type="float" office:value="13.3333333333333" calcext:value-type="float">
            <text:p>13,3333333333333</text:p>
          </table:table-cell>
          <table:table-cell table:formula="of:=13" office:value-type="float" office:value="13" calcext:value-type="float">
            <text:p>13</text:p>
          </table:table-cell>
          <table:table-cell table:formula="of:=8.85*[.O192]" office:value-type="float" office:value="115.05" calcext:value-type="float">
            <text:p>115,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50" calcext:value-type="float">
            <text:p>150</text:p>
          </table:table-cell>
          <table:table-cell table:formula="of:=[.B196]/[.B192]" office:value-type="float" office:value="5.60747663551402" calcext:value-type="float">
            <text:p>5,60747663551402</text:p>
          </table:table-cell>
          <table:table-cell table:formula="of:=[.B192]/[.B195]" office:value-type="float" office:value="57.245" calcext:value-type="float">
            <text:p>57,24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6.8*10^-6/4" office:value-type="float" office:value="0.0000017" calcext:value-type="float">
            <text:p>1,7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0.68*11*10^-6" office:value-type="float" office:value="0.00000748" calcext:value-type="float">
            <text:p>7,48E-06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1800" calcext:value-type="float">
            <text:p>18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728040832196134" calcext:value-type="float">
            <text:p>7,28040832196134E-06</text:p>
          </table:table-cell>
          <table:table-cell table:number-columns-repeated="3"/>
          <table:table-cell table:style-name="ce5" table:formula="of:=[.J200]" office:value-type="float" office:value="44631.8482740098" calcext:value-type="float">
            <text:p>44631,8482740098</text:p>
          </table:table-cell>
          <table:table-cell table:style-name="ce2" table:formula="of:=[.L197]*[.K196]" office:value-type="float" office:value="27671.7459298861" calcext:value-type="float">
            <text:p>27671,745929886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44631.8482740098" calcext:value-type="float">
            <text:p>44631,8482740098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15136306128124" calcext:value-type="float">
            <text:p>1,15136306128124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81.239481405581" calcext:value-type="float">
            <text:p>381,239481405581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0440933407669" calcext:value-type="float">
            <text:p>2,60440933407669</text:p>
          </table:table-cell>
          <table:table-cell table:formula="of:=2*PI()*[.K196]*[.G195]/[.G199]" office:value-type="float" office:value="0.0642134313524404" calcext:value-type="float">
            <text:p>0,06421343135244</text:p>
          </table:table-cell>
          <table:table-cell table:formula="of:=1/2/PI()/[.M195]/[.G199]/[.K196]" office:value-type="float" office:value="0.0642134313524404" calcext:value-type="float">
            <text:p>0,06421343135244</text:p>
          </table:table-cell>
          <table:table-cell table:formula="of:=8/PI()/PI()*[.C72]^2*[.C195]" office:value-type="float" office:value="7.4241678817352" calcext:value-type="float">
            <text:p>7,424167881735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2" calcext:value-type="float">
            <text:p>0,62</text:p>
          </table:table-cell>
          <table:table-cell/>
          <table:table-cell table:formula="of:=[.T197]*[.L197]" office:value-type="float" office:value="27671.7459298861" calcext:value-type="float">
            <text:p>27671,7459298861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361379438266661" calcext:value-type="float">
            <text:p>3,61379438266661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470.335357943693" calcext:value-type="float">
            <text:p>470,335357943693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44631.8482740098" calcext:value-type="float">
            <text:p>44631,848274009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12.7079827135194" calcext:value-type="float">
            <text:p>12,7079827135194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15.6778452647898" calcext:value-type="float">
            <text:p>15,6778452647898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0642134313524404" calcext:value-type="float">
            <text:p>0,06421343135244</text:p>
          </table:table-cell>
          <table:table-cell table:number-columns-repeated="3"/>
          <table:table-cell table:formula="of:=0.0051*10^-6" office:value-type="float" office:value="0.0000000051" calcext:value-type="float">
            <text:p>5,1E-09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3516.07109132127" calcext:value-type="float">
            <text:p>3516,07109132127</text:p>
          </table:table-cell>
          <table:table-cell table:formula="of:=[.L196]" office:value-type="float" office:value="27671.7459298861" calcext:value-type="float">
            <text:p>27671,7459298861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5" calcext:value-type="float">
            <text:p>97295825,91045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2822.51808484838" calcext:value-type="float">
            <text:p>2822,51808484838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24_321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4879468091459" calcext:value-type="float">
            <text:p>0,784879468091459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4879468091459" calcext:value-type="float">
            <text:p>0,784879468091459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4879468091459" calcext:value-type="float">
            <text:p>0,784879468091459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4879468091459" calcext:value-type="float">
            <text:p>0,784879468091459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3442415130465" calcext:value-type="float">
            <text:p>3,53442415130465</text:p>
          </table:table-cell>
          <table:table-cell table:style-name="ce8" table:formula="of:=[.C82]/[.$C$72]" office:value-type="float" office:value="8.83606037826164" calcext:value-type="float">
            <text:p>8,8360603782616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9429664181285" calcext:value-type="float">
            <text:p>3,99429664181285</text:p>
          </table:table-cell>
          <table:table-cell table:style-name="ce8" table:formula="of:=[.C83]/[.$C$72]" office:value-type="float" office:value="9.98574160453213" calcext:value-type="float">
            <text:p>9,9857416045321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9002912450239" calcext:value-type="float">
            <text:p>2,99002912450239</text:p>
          </table:table-cell>
          <table:table-cell table:style-name="ce8" table:formula="of:=[.C84]/[.$C$72]" office:value-type="float" office:value="7.47507281125598" calcext:value-type="float">
            <text:p>7,4750728112559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9666062467598" calcext:value-type="float">
            <text:p>3,19666062467598</text:p>
          </table:table-cell>
          <table:table-cell table:style-name="ce8" table:formula="of:=[.C85]/[.$C$72]" office:value-type="float" office:value="7.99165156168996" calcext:value-type="float">
            <text:p>7,9916515616899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" calcext:value-type="float">
            <text:p>4,140725257101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2843.8685748922" calcext:value-type="float">
            <text:p>52843,8685748922</text:p>
          </table:table-cell>
          <table:table-cell table:formula="of:=1/(2*PI()*SQRT(([.G69]+[.F69])*[.G78]))" office:value-type="float" office:value="32744.6220637921" calcext:value-type="float">
            <text:p>32744,6220637921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4723490791329" calcext:value-type="float">
            <text:p>2,47234907913293E-07</text:p>
          </table:table-cell>
          <table:table-cell table:formula="of:=48200*SQRT([.J67]/[.M67]/(1+[.H133]))*[.I133]^(-1/8)" office:value-type="float" office:value="2282408.187857" calcext:value-type="float">
            <text:p>2282408,187857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5.2026240667411" calcext:value-type="float">
            <text:p>95,202624066741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7.0977892854622" calcext:value-type="float">
            <text:p>67,0977892854622</text:p>
          </table:table-cell>
          <table:table-cell table:number-columns-repeated="3"/>
          <table:table-cell table:style-name="ce7" table:formula="of:=SQRT([.F70]/[.C25])" office:value-type="float" office:value="0.986967915951674" calcext:value-type="float">
            <text:p>0,98696791595167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5.0298415722496" calcext:value-type="float">
            <text:p>55,0298415722496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11111370707835" calcext:value-type="float">
            <text:p>0,008111113707078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80.443223670127" calcext:value-type="float">
            <text:p>280,443223670127</text:p>
          </table:table-cell>
          <table:table-cell table:formula="of:=[.C84]/[.E161]" office:value-type="float" office:value="2.99002912450239" calcext:value-type="float">
            <text:p>2,99002912450239</text:p>
          </table:table-cell>
          <table:table-cell table:formula="of:=[.F69]/[.G69]+1" office:value-type="float" office:value="2.60440933407669" calcext:value-type="float">
            <text:p>2,60440933407669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33702686391772" calcext:value-type="float">
            <text:p>2,33702686391772</text:p>
          </table:table-cell>
          <table:table-cell/>
          <table:table-cell table:formula="of:=[.D84]/[.E161]" office:value-type="float" office:value="7.47507281125598" calcext:value-type="float">
            <text:p>7,475072811255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66.666666666667" calcext:value-type="float">
            <text:p>166,666666666667</text:p>
          </table:table-cell>
          <table:table-cell table:formula="of:=[.B196]/[.B192]" office:value-type="float" office:value="12.4610591900312" calcext:value-type="float">
            <text:p>12,4610591900312</text:p>
          </table:table-cell>
          <table:table-cell table:formula="of:=[.B192]/[.B195]" office:value-type="float" office:value="25.76025" calcext:value-type="float">
            <text:p>25,7602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6.8*10^-6/4" office:value-type="float" office:value="0.0000017" calcext:value-type="float">
            <text:p>1,7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6" table:formula="of:=1/3*20*10^-6" office:value-type="float" office:value="0.00000666666666666667" calcext:value-type="float">
            <text:p>6,66666666666667E-06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309294233262357" calcext:value-type="float">
            <text:p>3,09294233262357E-06</text:p>
          </table:table-cell>
          <table:table-cell table:number-columns-repeated="3"/>
          <table:table-cell table:style-name="ce5" table:formula="of:=[.J200]" office:value-type="float" office:value="47276.0627565098" calcext:value-type="float">
            <text:p>47276,0627565098</text:p>
          </table:table-cell>
          <table:table-cell table:style-name="ce2" table:formula="of:=[.L197]*[.K196]" office:value-type="float" office:value="29452.9870973056" calcext:value-type="float">
            <text:p>29452,9870973056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23" calcext:value-type="float">
            <text:p>0,62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47276.0627565098" calcext:value-type="float">
            <text:p>47276,0627565098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08696575948106" calcext:value-type="float">
            <text:p>1,08696575948106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325.379871215308" calcext:value-type="float">
            <text:p>325,379871215308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0440933407669" calcext:value-type="float">
            <text:p>2,60440933407669</text:p>
          </table:table-cell>
          <table:table-cell table:formula="of:=2*PI()*[.K196]*[.G195]/[.G199]" office:value-type="float" office:value="0.151150571114414" calcext:value-type="float">
            <text:p>0,151150571114414</text:p>
          </table:table-cell>
          <table:table-cell table:formula="of:=1/2/PI()/[.M195]/[.G199]/[.K196]" office:value-type="float" office:value="0.151150571114414" calcext:value-type="float">
            <text:p>0,151150571114414</text:p>
          </table:table-cell>
          <table:table-cell table:formula="of:=8/PI()/PI()*[.C72]^2*[.C195]" office:value-type="float" office:value="3.34087554678084" calcext:value-type="float">
            <text:p>3,3408755467808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23" calcext:value-type="float">
            <text:p>0,623</text:p>
          </table:table-cell>
          <table:table-cell/>
          <table:table-cell table:formula="of:=[.T197]*[.L197]" office:value-type="float" office:value="29452.9870973056" calcext:value-type="float">
            <text:p>29452,9870973056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339524136107567" calcext:value-type="float">
            <text:p>3,3952413610756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401.421326121561" calcext:value-type="float">
            <text:p>401,42132612156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47276.0627565098" calcext:value-type="float">
            <text:p>47276,0627565098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5.42299785358846" calcext:value-type="float">
            <text:p>5,42299785358846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6.69035543535935" calcext:value-type="float">
            <text:p>6,69035543535935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formula="of:=321*321/SQRT(2)/1700" office:value-type="float" office:value="42.8594057883783" calcext:value-type="float">
            <text:p>42,8594057883783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151150571114414" calcext:value-type="float">
            <text:p>0,151150571114414</text:p>
          </table:table-cell>
          <table:table-cell table:number-columns-repeated="3"/>
          <table:table-cell table:formula="of:=0.0051*10^-6" office:value-type="float" office:value="0.0000000051" calcext:value-type="float">
            <text:p>5,1E-09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  <table:table-cell table:formula="of:=[.L209]/[.O207]" office:value-type="float" office:value="3303.4281239121" calcext:value-type="float">
            <text:p>3303,4281239121</text:p>
          </table:table-cell>
          <table:table-cell table:formula="of:=[.L196]" office:value-type="float" office:value="29452.9870973056" calcext:value-type="float">
            <text:p>29452,9870973056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7295825.9104595" calcext:value-type="float">
            <text:p>97295825,91045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5"/>
          <table:table-cell table:formula="of:=3.3/2" office:value-type="float" office:value="1.65" calcext:value-type="float">
            <text:p>1,65</text:p>
          </table:table-cell>
          <table:table-cell table:formula="of:=13/[.S210]" office:value-type="float" office:value="7.87878787878788" calcext:value-type="float">
            <text:p>7,87878787878788</text:p>
          </table:table-cell>
          <table:table-cell table:formula="of:=35*8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5"/>
          <table:table-cell table:formula="of:=1/2" office:value-type="float" office:value="0.5" calcext:value-type="float">
            <text:p>0,5</text:p>
          </table:table-cell>
          <table:table-cell table:formula="of:=13/[.S211]" office:value-type="float" office:value="26" calcext:value-type="float">
            <text:p>26</text:p>
          </table:table-cell>
          <table:table-cell table:formula="of:=20*26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3004.20468392517" calcext:value-type="float">
            <text:p>3004,20468392517</text:p>
          </table:table-cell>
          <table:table-cell table:number-columns-repeated="8"/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table:number-columns-repeated="19"/>
          <table:table-cell table:formula="of:=1/(2*10000*0.0000000051*LN(2*[.W215]/5000+1))" office:value-type="float" office:value="50470.6055371372" calcext:value-type="float">
            <text:p>50470,6055371372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_12_48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016984579504935" calcext:value-type="float">
            <text:p>1,69845795049352E-07</text:p>
          </table:table-cell>
          <table:table-cell table:style-name="ce2" table:formula="of:=[.G154]" office:value-type="float" office:value="0.00000008492289752468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016984579504935" calcext:value-type="float">
            <text:p>1,69845795049352E-07</text:p>
          </table:table-cell>
          <table:table-cell table:style-name="ce2" table:formula="of:=[.G69]" office:value-type="float" office:value="0.00000008492289752468" calcext:value-type="float">
            <text:p>8,49228975246762E-08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816496580927726" calcext:value-type="float">
            <text:p>0,816496580927726</text:p>
          </table:table-cell>
          <table:table-cell table:formula="of:=[.F70]" office:value-type="float" office:value="0.00000016984579504935" calcext:value-type="float">
            <text:p>1,69845795049352E-07</text:p>
          </table:table-cell>
          <table:table-cell table:formula="of:=[.G70]" office:value-type="float" office:value="0.00000008492289752468" calcext:value-type="float">
            <text:p>8,49228975246762E-0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E71]" office:value-type="float" office:value="0.816496580927726" calcext:value-type="float">
            <text:p>0,816496580927726</text:p>
          </table:table-cell>
          <table:table-cell table:formula="of:=[.F71]" office:value-type="float" office:value="0.00000016984579504935" calcext:value-type="float">
            <text:p>1,69845795049352E-07</text:p>
          </table:table-cell>
          <table:table-cell table:formula="of:=[.G71]" office:value-type="float" office:value="0.00000008492289752468" calcext:value-type="float">
            <text:p>8,49228975246762E-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298274042088875" calcext:value-type="float">
            <text:p>2,98274042088875E-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0.7830576952105" calcext:value-type="float">
            <text:p>0,7830576952105</text:p>
          </table:table-cell>
          <table:table-cell table:style-name="ce8" table:formula="of:=[.C82]/[.$C$72]" office:value-type="float" office:value="0.7830576952105" calcext:value-type="float">
            <text:p>0,7830576952105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0.884943229343446" calcext:value-type="float">
            <text:p>0,884943229343446</text:p>
          </table:table-cell>
          <table:table-cell table:style-name="ce8" table:formula="of:=[.C83]/[.$C$72]" office:value-type="float" office:value="0.884943229343446" calcext:value-type="float">
            <text:p>0,884943229343446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0.708225610161967" calcext:value-type="float">
            <text:p>0,708225610161967</text:p>
          </table:table-cell>
          <table:table-cell table:style-name="ce8" table:formula="of:=[.C85]/[.$C$72]" office:value-type="float" office:value="0.708225610161967" calcext:value-type="float">
            <text:p>0,708225610161967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752.2113705622" calcext:value-type="float">
            <text:p>51752,2113705622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4592.40100570847" calcext:value-type="float">
            <text:p>4592,40100570847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134.983422600298" calcext:value-type="float">
            <text:p>134,983422600298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100000" calcext:value-type="float">
            <text:p>100000</text:p>
          </table:table-cell>
          <table:table-cell table:formula="of:=1/(2*PI()*SQRT(([.G69]+[.F69])*[.G78]))" office:value-type="float" office:value="57735.0269189626" calcext:value-type="float">
            <text:p>57735,0269189626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30559165992585" calcext:value-type="float">
            <text:p>3,05591659925847E-07</text:p>
          </table:table-cell>
          <table:table-cell table:formula="of:=48200*SQRT([.J67]/[.M67]/(1+[.H133]))*[.I133]^(-1/8)" office:value-type="float" office:value="2222743.52208242" calcext:value-type="float">
            <text:p>2222743,52208242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21.7779536893431" calcext:value-type="float">
            <text:p>21,777953689343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1105.59852364662" calcext:value-type="float">
            <text:p>1105,59852364662</text:p>
          </table:table-cell>
          <table:table-cell table:number-columns-repeated="3"/>
          <table:table-cell table:style-name="ce7" table:formula="of:=SQRT([.F69]/[.D23])" office:value-type="float" office:value="0.260649799577404" calcext:value-type="float">
            <text:p>0,26064979957740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85.0460402805093" calcext:value-type="float">
            <text:p>85,0460402805093</text:p>
          </table:table-cell>
          <table:table-cell table:number-columns-repeated="3"/>
          <table:table-cell table:style-name="ce7" table:formula="of:=SQRT([.F70]/[.C25])" office:value-type="float" office:value="0.246290910343086" calcext:value-type="float">
            <text:p>0,246290910343086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69.7499898703457" calcext:value-type="float">
            <text:p>69,7499898703457</text:p>
          </table:table-cell>
          <table:table-cell table:number-columns-repeated="3"/>
          <table:table-cell table:style-name="ce7" table:formula="of:=SQRT([.F71]/[.C26])" office:value-type="float" office:value="0.519226829120315" calcext:value-type="float">
            <text:p>0,51922682912031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220289287106978" calcext:value-type="float">
            <text:p>0,22028928710697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15500445761051" calcext:value-type="float">
            <text:p>0,15500445761051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12" office:value-type="float" office:value="583.333333333333" calcext:value-type="float">
            <text:p>583,333333333333</text:p>
          </table:table-cell>
          <table:table-cell table:formula="of:=[.B155]/48" office:value-type="float" office:value="145.833333333333" calcext:value-type="float">
            <text:p>145,833333333333</text:p>
          </table:table-cell>
          <table:table-cell table:formula="of:=48/[.B154]" office:value-type="float" office:value="0.329142857142857" calcext:value-type="float">
            <text:p>0,329142857142857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016984579504935" calcext:value-type="float">
            <text:p>1,69845795049352E-07</text:p>
          </table:table-cell>
          <table:table-cell table:formula="of:=[.G155]" office:value-type="float" office:value="0.00000008492289752468" calcext:value-type="float">
            <text:p>8,49228975246762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298274042088875" calcext:value-type="float">
            <text:p>2,98274042088875E-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008492289752468" calcext:value-type="float">
            <text:p>8,49228975246762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56]*[.K155]" office:value-type="float" office:value="58430" calcext:value-type="float">
            <text:p>5843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12*[.E160]/[.C158]*[.C160]" office:value-type="float" office:value="42.6235314561045" calcext:value-type="float">
            <text:p>42,6235314561045</text:p>
          </table:table-cell>
          <table:table-cell table:formula="of:=[.C84]/[.E161]" office:value-type="float" office:value="1" calcext:value-type="float">
            <text:p>1</text:p>
          </table:table-cell>
          <table:table-cell table:formula="of:=[.F154]/[.G154]+1" office:value-type="float" office:value="3" calcext:value-type="float">
            <text:p>3</text:p>
          </table:table-cell>
          <table:table-cell table:formula="of:=2*PI()*[.K155]*[.G154]/[.G158]" office:value-type="float" office:value="0.2" calcext:value-type="float">
            <text:p>0,2</text:p>
          </table:table-cell>
          <table:table-cell table:formula="of:=1/2/PI()/[.M154]/[.G158]/[.K155]" office:value-type="float" office:value="0.2" calcext:value-type="float">
            <text:p>0,2</text:p>
          </table:table-cell>
          <table:table-cell table:formula="of:=8/PI()/PI()*[.C72]^2*[.C154]" office:value-type="float" office:value="0.266793150985081" calcext:value-type="float">
            <text:p>0,266793150985081</text:p>
          </table:table-cell>
          <table:table-cell table:number-columns-repeated="3"/>
          <table:table-cell table:formula="of:=[.L155]/[.K155]" office:value-type="float" office:value="0.5843" calcext:value-type="float">
            <text:p>0,5843</text:p>
          </table:table-cell>
          <table:table-cell table:number-columns-repeated="4"/>
          <table:table-cell table:formula="of:=1/[.L155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3.55196095467537" calcext:value-type="float">
            <text:p>3,55196095467537</text:p>
          </table:table-cell>
          <table:table-cell/>
          <table:table-cell table:formula="of:=[.D84]/[.E161]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1707.77442884676" calcext:value-type="float">
            <text:p>1707,77442884676</text:p>
          </table:table-cell>
          <table:table-cell table:formula="of:=[.L155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550" calcext:value-type="float">
            <text:p>550</text:p>
          </table:table-cell>
          <table:table-cell table:formula="of:=[.B196]/[.B192]" office:value-type="float" office:value="137.5" calcext:value-type="float">
            <text:p>137,5</text:p>
          </table:table-cell>
          <table:table-cell table:formula="of:=[.B192]/[.B195]" office:value-type="float" office:value="0.349090909090909" calcext:value-type="float">
            <text:p>0,349090909090909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formula="of:=([.E195]-1)*[.G196]" office:value-type="float" office:value="0.0000001801394795978" calcext:value-type="float">
            <text:p>1,80139479597798E-07</text:p>
          </table:table-cell>
          <table:table-cell table:formula="of:=[.G196]" office:value-type="float" office:value="0.0000000900697397989" calcext:value-type="float">
            <text:p>9,00697397988989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96]/[.D195]/[.G199]" office:value-type="float" office:value="0.0000281229811112368" calcext:value-type="float">
            <text:p>2,81229811112368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6600" calcext:value-type="float">
            <text:p>66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00900697397989" calcext:value-type="float">
            <text:p>9,00697397988989E-08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197]*[.K196]" office:value-type="float" office:value="58430" calcext:value-type="float">
            <text:p>5843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843" calcext:value-type="float">
            <text:p>0,5843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100000" calcext:value-type="float">
            <text:p>100000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0.513874614594039" calcext:value-type="float">
            <text:p>0,51387461459403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42.6235314561045" calcext:value-type="float">
            <text:p>42,6235314561045</text:p>
          </table:table-cell>
          <table:table-cell office:value-type="float" office:value="1" calcext:value-type="float">
            <text:p>1</text:p>
          </table:table-cell>
          <table:table-cell table:formula="of:=[.F195]/[.G195]+1" office:value-type="float" office:value="3" calcext:value-type="float">
            <text:p>3</text:p>
          </table:table-cell>
          <table:table-cell table:formula="of:=2*PI()*[.K196]*[.G195]/[.G199]" office:value-type="float" office:value="0.2" calcext:value-type="float">
            <text:p>0,2</text:p>
          </table:table-cell>
          <table:table-cell table:formula="of:=1/2/PI()/[.M195]/[.G199]/[.K196]" office:value-type="float" office:value="0.2" calcext:value-type="float">
            <text:p>0,2</text:p>
          </table:table-cell>
          <table:table-cell table:formula="of:=8/PI()/PI()*[.C72]^2*[.C195]" office:value-type="float" office:value="0.282962432862965" calcext:value-type="float">
            <text:p>0,282962432862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196]/[.K196]" office:value-type="float" office:value="0.5843" calcext:value-type="float">
            <text:p>0,5843</text:p>
          </table:table-cell>
          <table:table-cell/>
          <table:table-cell table:formula="of:=[.T197]*[.L197]" office:value-type="float" office:value="58430" calcext:value-type="float">
            <text:p>58430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171144959780934" calcext:value-type="float">
            <text:p>1,71144959780934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52.5846742061424" calcext:value-type="float">
            <text:p>52,584674206142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3.55196095467537" calcext:value-type="float">
            <text:p>3,551960954675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4.3820561838452" calcext:value-type="float">
            <text:p>4,38205618384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2" calcext:value-type="float">
            <text:p>0,2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1707.77442884676" calcext:value-type="float">
            <text:p>1707,77442884676</text:p>
          </table:table-cell>
          <table:table-cell table:formula="of:=[.L196]" office:value-type="float" office:value="58430" calcext:value-type="float">
            <text:p>5843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5843" calcext:value-type="float">
            <text:p>5843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222]/[.A218]" office:value-type="float" office:value="125" calcext:value-type="float">
            <text:p>125</text:p>
          </table:table-cell>
          <table:table-cell table:formula="of:=[.B222]/[.B218]" office:value-type="float" office:value="31.25" calcext:value-type="float">
            <text:p>31,25</text:p>
          </table:table-cell>
          <table:table-cell table:formula="of:=[.B218]/[.B221]" office:value-type="float" office:value="1.536" calcext:value-type="float">
            <text:p>1,53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3" calcext:value-type="float">
            <text:p>3</text:p>
          </table:table-cell>
          <table:table-cell table:style-name="ce10" table:formula="of:=0.0000008/6" office:value-type="float" office:value="0.00000013333333333333" calcext:value-type="float">
            <text:p>1,33E-07</text:p>
          </table:table-cell>
          <table:table-cell table:formula="of:=0.0000005/6" office:value-type="float" office:value="0.00000008333333333333" calcext:value-type="float">
            <text:p>8,33333333333333E-08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0.00003" office:value-type="float" office:value="0.00003" calcext:value-type="float">
            <text:p>3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table:formula="of:=([.E222]-1)*[.G223]*6" office:value-type="float" office:value="0" calcext:value-type="float">
            <text:p>0</text:p>
          </table:table-cell>
          <table:table-cell table:formula="of:=[.D221]*[.G225]/[.K222]/2/PI()" office:value-type="float" office:value="0.00000039630685511516" calcext:value-type="float">
            <text:p>3,96306855115155E-07</text:p>
          </table:table-cell>
          <table:table-cell table:number-columns-repeated="3"/>
          <table:table-cell table:style-name="ce5" office:value-type="float" office:value="100000" calcext:value-type="float">
            <text:p>100000</text:p>
          </table:table-cell>
          <table:table-cell table:style-name="ce2" table:formula="of:=[.L223]*[.K222]"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221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221]*[.M221])/2/PI()" office:value-type="float" office:value="100658.424208974" calcext:value-type="float">
            <text:p>100658,424208974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222]/[.T223]" office:value-type="float" office:value="0.510513271623643" calcext:value-type="float">
            <text:p>0,510513271623643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218]*[.$E$201]/[.$C$199]*[.C227]" office:value-type="float" office:value="81.1754859432384" calcext:value-type="float">
            <text:p>81,1754859432384</text:p>
          </table:table-cell>
          <table:table-cell office:value-type="float" office:value="1" calcext:value-type="float">
            <text:p>1</text:p>
          </table:table-cell>
          <table:table-cell table:formula="of:=[.F221]/[.G221]+1" office:value-type="float" office:value="2.6" calcext:value-type="float">
            <text:p>2,6</text:p>
          </table:table-cell>
          <table:table-cell table:formula="of:=2*PI()*[.K222]*[.G221]/[.G225]" office:value-type="float" office:value="0.0420549542647296" calcext:value-type="float">
            <text:p>0,04205495426473</text:p>
          </table:table-cell>
          <table:table-cell table:formula="of:=1/2/PI()/[.M221]/[.G225]/[.K222]" office:value-type="float" office:value="0.0426105774412678" calcext:value-type="float">
            <text:p>0,042610577441268</text:p>
          </table:table-cell>
          <table:table-cell table:formula="of:=8/PI()/PI()*[.C72]^2*[.C221]" office:value-type="float" office:value="1.24503470459705" calcext:value-type="float">
            <text:p>1,24503470459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222]/[.K222]" office:value-type="float" office:value="0.6" calcext:value-type="float">
            <text:p>0,6</text:p>
          </table:table-cell>
          <table:table-cell/>
          <table:table-cell table:formula="of:=[.T223]*[.L223]" office:value-type="float" office:value="60395.0545253845" calcext:value-type="float">
            <text:p>60395,0545253845</text:p>
          </table:table-cell>
          <table:table-cell office:value-type="string" calcext:value-type="string">
            <text:p>fs</text:p>
          </table:table-cell>
          <table:table-cell/>
          <table:table-cell table:formula="of:=1/[.L222]" office:value-type="float" office:value="0.0000166666666666667" calcext:value-type="float">
            <text:p>1,66666666666667E-05</text:p>
          </table:table-cell>
          <table:table-cell table:number-columns-repeated="11"/>
        </table:table-row>
        <table:table-row table:style-name="ro1">
          <table:table-cell/>
          <table:table-cell table:formula="of:=[.A218]*[.$E$201]/[.$C$199]*[.C228]" office:value-type="float" office:value="100.053651719852" calcext:value-type="float">
            <text:p>100,05365171985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225]*[.K225]*([.D225]-1)/SQRT(([.D225]*[.K225]*[.K225]-1)^2+[.E225]*[.E225]*[.K225]*[.K225]*([.K225]*[.K225]-1)^2*([.D225]-1)^2)" office:value-type="float" office:value="6.7646238286032" calcext:value-type="float">
            <text:p>6,76462382860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225]-1)*(1-1/[.K225]/[.K225]))^2+[.G233]*[.G233]*([.K225]-1/[.K225])^2)" office:value-type="float" office:value="8.33780430998768" calcext:value-type="float">
            <text:p>8,337804309987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28]*[.K228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225]*SQRT([.G221]/[.M221])" office:value-type="float" office:value="0.0423318542646815" calcext:value-type="float">
            <text:p>0,042331854264682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office:value-type="float" office:value="1210" calcext:value-type="float">
            <text:p>1210</text:p>
          </table:table-cell>
          <table:table-cell table:formula="of:=[.L235]/[.O233]" office:value-type="float" office:value="1.70826185628925" calcext:value-type="float">
            <text:p>1,70826185628925</text:p>
          </table:table-cell>
          <table:table-cell table:formula="of:=[.L222]" office:value-type="float" office:value="60000" calcext:value-type="float">
            <text:p>6000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33]*1000*2*LN((2*[.L233]+[.M233])/[.M233]))" office:value-type="float" office:value="102495.711377355" calcext:value-type="float">
            <text:p>102495,7113773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36]^2" office:value-type="float" office:value="17.1042266695444" calcext:value-type="float">
            <text:p>17,1042266695444</text:p>
          </table:table-cell>
          <table:table-cell table:formula="of:=PI()*[.C236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37]" office:value-type="float" office:value="76.9690200129499" calcext:value-type="float">
            <text:p>76,9690200129499</text:p>
          </table:table-cell>
          <table:table-cell table:formula="of:=4.5*[.C237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38]/([.M238]+[.L238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m2</text:p>
          </table:table-cell>
          <table:table-cell table:formula="of:=[.A221]/4.5" office:value-type="float" office:value="27.7777777777778" calcext:value-type="float">
            <text:p>27,7777777777778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 de vida util</text:p>
          </table:table-cell>
          <table:table-cell table:number-columns-repeated="11"/>
          <table:table-cell table:formula="of:=1/(2*[.N233]*0.05*10^-6*LN((2*[.L233]+[.M233])/[.M233]))" office:value-type="float" office:value="6000000" calcext:value-type="float">
            <text:p>600000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365*24" office:value-type="float" office:value="8760" calcext:value-type="float">
            <text:p>8760</text:p>
          </table:table-cell>
          <table:table-cell table:number-columns-repeated="2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46]/[.C247]" office:value-type="float" office:value="1923.07692307692" calcext:value-type="float">
            <text:p>1923,07692307692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2]/[.C253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58]/[.C259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2]" office:value-type="float" office:value="3.65714285714286" calcext:value-type="float">
            <text:p>3,65714285714286</text:p>
          </table:table-cell>
          <table:table-cell table:formula="of:=[.B262]+([.C262]*[.D262]+[.E262])*[.F262]" office:value-type="float" office:value="0.53" calcext:value-type="float">
            <text:p>0,53</text:p>
          </table:table-cell>
          <table:table-cell table:formula="of:=[.B262]+(-[.C262]+[.E262])*[.F262]" office:value-type="float" office:value="2.87" calcext:value-type="float">
            <text:p>2,87</text:p>
          </table:table-cell>
          <table:table-cell table:formula="of:=(-[.C262]+[.E262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3]" office:value-type="float" office:value="3.65714285714286" calcext:value-type="float">
            <text:p>3,65714285714286</text:p>
          </table:table-cell>
          <table:table-cell table:formula="of:=[.B263]+([.C263]*[.D263]+[.E263])*[.F263]" office:value-type="float" office:value="0.66" calcext:value-type="float">
            <text:p>0,66</text:p>
          </table:table-cell>
          <table:table-cell table:formula="of:=[.B263]+(-[.C263]+[.E263])*[.F263]" office:value-type="float" office:value="3" calcext:value-type="float">
            <text:p>3</text:p>
          </table:table-cell>
          <table:table-cell table:formula="of:=(-[.C263]+[.E263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64]" office:value-type="float" office:value="3.65714285714286" calcext:value-type="float">
            <text:p>3,65714285714286</text:p>
          </table:table-cell>
          <table:table-cell table:formula="of:=[.B264]+([.C264]*[.D264]+[.E264])*[.F264]" office:value-type="float" office:value="-25999996.61" calcext:value-type="float">
            <text:p>-25999996,61</text:p>
          </table:table-cell>
          <table:table-cell table:formula="of:=[.B264]+(-[.C264]+[.E264])*[.F264]" office:value-type="float" office:value="3.13" calcext:value-type="float">
            <text:p>3,13</text:p>
          </table:table-cell>
          <table:table-cell table:formula="of:=(-[.C264]+[.E264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68]/[.C269]" office:value-type="float" office:value="1200" calcext:value-type="float">
            <text:p>1200</text:p>
          </table:table-cell>
          <table:table-cell table:formula="of:=[.D268]/[.D269]" office:value-type="float" office:value="170" calcext:value-type="float">
            <text:p>170</text:p>
          </table:table-cell>
          <table:table-cell table:formula="of:=[.E268]/[.E269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3]*[.D273]/([.E273]+[.D273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6]*[.D276]/([.E276]+[.D276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79]*[.D279]/([.E279]+[.D279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62]" office:value-type="float" office:value="0.0108333333333333" calcext:value-type="float">
            <text:p>0,010833333333333</text:p>
          </table:table-cell>
          <table:table-cell table:formula="of:=[.C283]*[.E283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83]/[.E283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86]*[.I286]/([.J286]+[.I286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87]/[.E287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93]/[.F293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97]" office:value-type="float" office:value="3.65714285714286" calcext:value-type="float">
            <text:p>3,65714285714286</text:p>
          </table:table-cell>
          <table:table-cell table:formula="of:=[.C297]+([.D297]*[.E297]+[.F297])*[.G297]" office:value-type="float" office:value="1.45" calcext:value-type="float">
            <text:p>1,45</text:p>
          </table:table-cell>
          <table:table-cell table:formula="of:=[.C297]+(-[.D297]+[.F297])*[.G297]" office:value-type="float" office:value="2.962" calcext:value-type="float">
            <text:p>2,962</text:p>
          </table:table-cell>
          <table:table-cell table:formula="of:=(-[.D297]+[.F297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301]*[.D301]" office:value-type="float" office:value="2000" calcext:value-type="float">
            <text:p>2000</text:p>
          </table:table-cell>
          <table:table-cell table:formula="of:=0.25*[.E301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301]*[.B301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03]*[.B303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303]/[.D301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0]/[.D310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1]/[.D311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312]/[.D312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312]*(1+[.C334])" office:value-type="float" office:value="0.0000185161290322581" calcext:value-type="float">
            <text:p>1,85161290322581E-05</text:p>
          </table:table-cell>
          <table:table-cell table:formula="of:=[.B312]*-12+[.H312]*[.B312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312]*(1+[.C335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313]*(1+[.C335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09]/[.D309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0]/[.D310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311]/[.D311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319]*[.C319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2]/[.D312]" office:value-type="float" office:value="-0.0191570881226054" calcext:value-type="float">
            <text:p>-0,019157088122605</text:p>
          </table:table-cell>
          <table:table-cell/>
          <table:table-cell table:formula="of:=[.D320]*[.C320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3]/[.D313]" office:value-type="float" office:value="-0" calcext:value-type="float">
            <text:p>0</text:p>
          </table:table-cell>
          <table:table-cell/>
          <table:table-cell table:formula="of:=[.D321]*[.C321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4]/[.D314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22]*[.C322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315]/[.D315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09]/[.E309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0]/[.E310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311]/[.E311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315]/[.E312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38]/[.E338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38]/[.E312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43]/[.D343]*[.E343]*[.F343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57]/[.D357]*[.E357]*[.F357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62]" office:value-type="float" office:value="9480" calcext:value-type="float">
            <text:p>9480</text:p>
          </table:table-cell>
          <table:table-cell table:formula="of:=3.1*[.J362]" office:value-type="float" office:value="10.3333333333333" calcext:value-type="float">
            <text:p>10,3333333333333</text:p>
          </table:table-cell>
          <table:table-cell table:formula="of:=10000/[.J362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65]/[.D365]*[.E365]*[.F365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8]/[.C365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68]*[.E368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8]-[.G365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72]/[.D372]*[.E372]*[.F372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75]/[.C372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75]*[.E375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75]-[.G372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79]/[.D379]*[.E379]*[.F379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82]/[.C379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82]*[.E382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82]-[.G379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86]/[.D386]*[.E386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87]/[.D387]*[.E387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88]/[.D388]*[.E388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92]/[.D392]*[.E392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93]/[.D393]*[.E393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416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1.44/([.E429]+2*[.F429])/0.0000000056" office:value-type="float" office:value="80357.1428571429" calcext:value-type="float">
            <text:p>80357,1428571429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30]+2*[.F430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</table:table>
      <table:table table:name="Folha5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816496580927726" calcext:value-type="float">
            <text:p>0,816496580927726</text:p>
          </table:table-cell>
          <table:table-cell table:style-name="ce2" table:formula="of:=[.F154]" office:value-type="float" office:value="0.00000305252464539669" calcext:value-type="float">
            <text:p>3,05252464539669E-06</text:p>
          </table:table-cell>
          <table:table-cell table:style-name="ce2" table:formula="of:=[.G154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0]/([.F70]+[.G70]))" office:value-type="float" office:value="0.816496580927726" calcext:value-type="float">
            <text:p>0,816496580927726</text:p>
          </table:table-cell>
          <table:table-cell table:style-name="ce2" table:formula="of:=[.F69]" office:value-type="float" office:value="0.00000305252464539669" calcext:value-type="float">
            <text:p>3,05252464539669E-06</text:p>
          </table:table-cell>
          <table:table-cell table:style-name="ce2" table:formula="of:=[.G69]" office:value-type="float" office:value="0.00000152626232269834" calcext:value-type="float">
            <text:p>1,52626232269834E-06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8" table:formula="of:=SQRT([.F71]/([.F71]+[.G71]))" office:value-type="float" office:value="0.877058019307029" calcext:value-type="float">
            <text:p>0,877058019307029</text:p>
          </table:table-cell>
          <table:table-cell table:formula="of:=6*10^-6" office:value-type="float" office:value="0.000006" calcext:value-type="float">
            <text:p>6E-06</text:p>
          </table:table-cell>
          <table:table-cell table:formula="of:=10^-6*1.8" office:value-type="float" office:value="0.0000018" calcext:value-type="float">
            <text:p>1,8E-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2.666" office:value-type="float" office:value="0.375093773443361" calcext:value-type="float">
            <text:p>0,375093773443361</text:p>
          </table:table-cell>
          <table:table-cell/>
          <table:table-cell table:style-name="ce8" table:formula="of:=SQRT([.F72]/([.F72]+[.G72]))" office:value-type="float" office:value="0.877058019307029" calcext:value-type="float">
            <text:p>0,877058019307029</text:p>
          </table:table-cell>
          <table:table-cell table:formula="of:=[.F71]" office:value-type="float" office:value="0.000006" calcext:value-type="float">
            <text:p>6E-06</text:p>
          </table:table-cell>
          <table:table-cell table:formula="of:=[.G71]" office:value-type="float" office:value="0.0000018" calcext:value-type="float">
            <text:p>1,8E-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[.M154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476767954071556" calcext:value-type="float">
            <text:p>4,76767954071556E-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31967793362867" calcext:value-type="float">
            <text:p>3,31967793362867</text:p>
          </table:table-cell>
          <table:table-cell table:style-name="ce8" table:formula="of:=[.C82]/[.$C$72]" office:value-type="float" office:value="8.85026137105403" calcext:value-type="float">
            <text:p>8,85026137105403</text:p>
          </table:table-cell>
          <table:table-cell office:value-type="string" calcext:value-type="string">
            <text:p>etd4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75160927340841" calcext:value-type="float">
            <text:p>3,75160927340841</text:p>
          </table:table-cell>
          <table:table-cell table:style-name="ce8" table:formula="of:=[.C83]/[.$C$72]" office:value-type="float" office:value="10.0017903229068" calcext:value-type="float">
            <text:p>10,0017903229068</text:p>
          </table:table-cell>
          <table:table-cell office:value-type="string" calcext:value-type="string">
            <text:p>Etd 3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1]/[.C90]*1/(1+[.E71]))" office:value-type="float" office:value="3.00021797707933" calcext:value-type="float">
            <text:p>3,00021797707933</text:p>
          </table:table-cell>
          <table:table-cell table:style-name="ce8" table:formula="of:=[.C84]/[.$C$72]" office:value-type="float" office:value="7.9985811268935" calcext:value-type="float">
            <text:p>7,9985811268935</text:p>
          </table:table-cell>
          <table:table-cell office:value-type="string" calcext:value-type="string">
            <text:p>etd5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20755359677998" calcext:value-type="float">
            <text:p>3,20755359677998</text:p>
          </table:table-cell>
          <table:table-cell table:style-name="ce8" table:formula="of:=[.C85]/[.$C$72]" office:value-type="float" office:value="8.55133788901542" calcext:value-type="float">
            <text:p>8,55133788901542</text:p>
          </table:table-cell>
          <table:table-cell office:value-type="string" calcext:value-type="string">
            <text:p>E65-63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1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17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30.3940823846" calcext:value-type="float">
            <text:p>51630,394082384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154.63191368381" calcext:value-type="float">
            <text:p>1154,63191368381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3.87363422404725" calcext:value-type="float">
            <text:p>3,87363422404725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1/(2*PI()*SQRT([.G69]*[.G78]))" office:value-type="float" office:value="59000" calcext:value-type="float">
            <text:p>59000</text:p>
          </table:table-cell>
          <table:table-cell table:formula="of:=1/(2*PI()*SQRT(([.G69]+[.F69])*[.G78]))" office:value-type="float" office:value="34063.6658821879" calcext:value-type="float">
            <text:p>34063,6658821879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61401817085663" calcext:value-type="float">
            <text:p>6,14018170856634E-07</text:p>
          </table:table-cell>
          <table:table-cell table:formula="of:=48200*SQRT([.J67]/[.M67]/(1+[.H133]))*[.I133]^(-1/8)" office:value-type="float" office:value="2037086.10972071" calcext:value-type="float">
            <text:p>2037086,10972071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101.392111066808" calcext:value-type="float">
            <text:p>101,392111066808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4]*[.D134]*[.I123]/[.G134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5]*[.D135]*[.I123]/[.G135]" office:value-type="float" office:value="277.972097283598" calcext:value-type="float">
            <text:p>277,972097283598</text:p>
          </table:table-cell>
          <table:table-cell table:number-columns-repeated="3"/>
          <table:table-cell table:style-name="ce7" table:formula="of:=SQRT([.F69]/[.D23])" office:value-type="float" office:value="1.10499314846685" calcext:value-type="float">
            <text:p>1,10499314846685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6]" office:value-type="float" office:value="64.152067953592" calcext:value-type="float">
            <text:p>64,152067953592</text:p>
          </table:table-cell>
          <table:table-cell table:number-columns-repeated="3"/>
          <table:table-cell table:style-name="ce7" table:formula="of:=SQRT([.F70]/[.C25])" office:value-type="float" office:value="1.0441203825977" calcext:value-type="float">
            <text:p>1,0441203825977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6]*[.$C$158]*[.I123]/[.G137]" office:value-type="float" office:value="52.61392623532" calcext:value-type="float">
            <text:p>52,61392623532</text:p>
          </table:table-cell>
          <table:table-cell table:number-columns-repeated="3"/>
          <table:table-cell table:style-name="ce7" table:formula="of:=SQRT([.F71]/[.C26])" office:value-type="float" office:value="3.08606699924184" calcext:value-type="float">
            <text:p>3,08606699924184</text:p>
          </table:table-cell>
          <table:table-cell table:number-columns-repeated="13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1.30930734141595" calcext:value-type="float">
            <text:p>1,309307341415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17"/>
        </table:table-row>
        <table:table-row table:style-name="ro1">
          <table:table-cell/>
          <table:table-cell table:formula="of:=[.$M$67]/(1+(2*[.L129]/[.C72]/[.J123]))" office:value-type="float" office:value="0.00715105299685271" calcext:value-type="float">
            <text:p>0,007151052996853</text:p>
          </table:table-cell>
          <table:table-cell table:number-columns-repeated="17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55]/48" office:value-type="float" office:value="114.583333333333" calcext:value-type="float">
            <text:p>114,583333333333</text:p>
          </table:table-cell>
          <table:table-cell table:formula="of:=[.B155]/315" office:value-type="float" office:value="17.4603174603175" calcext:value-type="float">
            <text:p>17,4603174603175</text:p>
          </table:table-cell>
          <table:table-cell table:formula="of:=315/[.B154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305252464539669" calcext:value-type="float">
            <text:p>3,05252464539669E-06</text:p>
          </table:table-cell>
          <table:table-cell table:formula="of:=[.G155]" office:value-type="float" office:value="0.00000152626232269834" calcext:value-type="float">
            <text:p>1,52626232269834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476767954071556" calcext:value-type="float">
            <text:p>4,76767954071556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52626232269834" calcext:value-type="float">
            <text:p>1,52626232269834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7"/>
        </table:table-row>
        <table:table-row table:style-name="ro1">
          <table:table-cell/>
          <table:table-cell table:formula="of:=48*[.E160]/[.C158]*[.C160]" office:value-type="float" office:value="334.125742236857" calcext:value-type="float">
            <text:p>334,125742236857</text:p>
          </table:table-cell>
          <table:table-cell table:formula="of:=[.C84]/[.E161]" office:value-type="float" office:value="3.00021797707933" calcext:value-type="float">
            <text:p>3,00021797707933</text:p>
          </table:table-cell>
          <table:table-cell table:formula="of:=[.F69]/[.G69]+1" office:value-type="float" office:value="3" calcext:value-type="float">
            <text:p>3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2.0574456401888" calcext:value-type="float">
            <text:p>2,057445640188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61101011375388" calcext:value-type="float">
            <text:p>2,61101011375388</text:p>
          </table:table-cell>
          <table:table-cell/>
          <table:table-cell table:formula="of:=[.D84]/[.E161]" office:value-type="float" office:value="7.9985811268935" calcext:value-type="float">
            <text:p>7,998581126893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17.1042266695444" calcext:value-type="float">
            <text:p>17,1042266695444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76.9690200129499" calcext:value-type="float">
            <text:p>76,9690200129499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1">
          <table:table-cell table:formula="of:=[.B196]/[.A192]" office:value-type="float" office:value="114.583333333333" calcext:value-type="float">
            <text:p>114,583333333333</text:p>
          </table:table-cell>
          <table:table-cell table:formula="of:=[.B196]/[.B192]" office:value-type="float" office:value="17.4603174603175" calcext:value-type="float">
            <text:p>17,4603174603175</text:p>
          </table:table-cell>
          <table:table-cell table:formula="of:=[.B192]/[.B195]" office:value-type="float" office:value="18.0409090909091" calcext:value-type="float">
            <text:p>18,0409090909091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6*10^-6" office:value-type="float" office:value="0.000006" calcext:value-type="float">
            <text:p>6E-06</text:p>
          </table:table-cell>
          <table:table-cell table:formula="of:=1.8*10^-6" office:value-type="float" office:value="0.0000018" calcext:value-type="float">
            <text:p>1,8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600*10^-6" office:value-type="float" office:value="0.0006" calcext:value-type="float">
            <text:p>0,0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5500" calcext:value-type="float">
            <text:p>55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295932779195488" calcext:value-type="float">
            <text:p>2,95932779195488E-06</text:p>
          </table:table-cell>
          <table:table-cell table:number-columns-repeated="3"/>
          <table:table-cell table:style-name="ce5" table:formula="of:=1/SQRT([.G195]*[.M195])" office:value-type="float" office:value="30429.0309725092" calcext:value-type="float">
            <text:p>30429,0309725092</text:p>
          </table:table-cell>
          <table:table-cell table:style-name="ce2" table:formula="of:=[.L197]*[.K196]" office:value-type="float" office:value="14910.2251765295" calcext:value-type="float">
            <text:p>14910,2251765295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</table:table-row>
        <table:table-row table:style-name="ro1">
          <table:table-cell/>
          <table:table-cell table:formula="of:=[.A192]*[.$E$201]/[.$C$199]*[.C201]" office:value-type="float" office:value="368.056754102734" calcext:value-type="float">
            <text:p>368,056754102734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4.33333333333333" calcext:value-type="float">
            <text:p>4,33333333333333</text:p>
          </table:table-cell>
          <table:table-cell table:formula="of:=2*PI()*[.K196]*[.G195]/[.G199]" office:value-type="float" office:value="0.167267715778458" calcext:value-type="float">
            <text:p>0,167267715778458</text:p>
          </table:table-cell>
          <table:table-cell table:formula="of:=1/2/PI()/[.M195]/[.G199]/[.K196]" office:value-type="float" office:value="0.00423694073695588" calcext:value-type="float">
            <text:p>0,004236940736956</text:p>
          </table:table-cell>
          <table:table-cell table:formula="of:=8/PI()/PI()*[.C72]^2*[.C195]" office:value-type="float" office:value="2.0574456401888" calcext:value-type="float">
            <text:p>2,05744564018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49" calcext:value-type="float">
            <text:p>0,49</text:p>
          </table:table-cell>
          <table:table-cell table:number-columns-repeated="4"/>
          <table:table-cell table:formula="of:=1/[.L196]" office:value-type="float" office:value="0.0000670680682659387" calcext:value-type="float">
            <text:p>6,70680682659387E-05</text:p>
          </table:table-cell>
          <table:table-cell table:number-columns-repeated="3"/>
        </table:table-row>
        <table:table-row table:style-name="ro1">
          <table:table-cell/>
          <table:table-cell table:formula="of:=[.A192]*[.$E$201]/[.$C$199]*[.C202]" office:value-type="float" office:value="1839.24807645607" calcext:value-type="float">
            <text:p>1839,2480764560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3.06713961752278" calcext:value-type="float">
            <text:p>3,06713961752278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1/SQRT((1+1/([.D199]-1)*(1-1/[.K199]/[.K199]))^2+[.G205]*[.G205]*([.K199]-1/[.K199])^2)" office:value-type="float" office:value="15.3270673038006" calcext:value-type="float">
            <text:p>15,3270673038006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1/[.G199]*SQRT([.G195]/[.M195])" office:value-type="float" office:value="0.0266214837858318" calcext:value-type="float">
            <text:p>0,026621483785832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5]" office:value-type="float" office:value="1160" calcext:value-type="float">
            <text:p>1160</text:p>
          </table:table-cell>
          <table:table-cell table:formula="of:=[.L207]/[.O205]" office:value-type="float" office:value="6692.4046213997" calcext:value-type="float">
            <text:p>6692,4046213997</text:p>
          </table:table-cell>
          <table:table-cell table:formula="of:=[.L196]" office:value-type="float" office:value="14910.2251765295" calcext:value-type="float">
            <text:p>14910,225176529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5]*2*LN((2*[.L205]+[.M205])/[.M205]))" office:value-type="float" office:value="99785259.8775163" calcext:value-type="float">
            <text:p>99785259,8775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08]^2" office:value-type="float" office:value="17.1042266695444" calcext:value-type="float">
            <text:p>17,1042266695444</text:p>
          </table:table-cell>
          <table:table-cell table:formula="of:=PI()*[.C208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09]" office:value-type="float" office:value="76.9690200129499" calcext:value-type="float">
            <text:p>76,9690200129499</text:p>
          </table:table-cell>
          <table:table-cell table:formula="of:=4.5*[.C209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8*[.M210]/([.M210]+[.L210])" office:value-type="float" office:value="43.6363636363636" calcext:value-type="float">
            <text:p>43,6363636363636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1/(2*[.N205]*0.05*10^-6*LN((2*[.L205]+[.M205])/[.M205]))" office:value-type="float" office:value="1491.02251765295" calcext:value-type="float">
            <text:p>1491,02251765295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3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2]/[.C223]" office:value-type="float" office:value="1923.07692307692" calcext:value-type="float">
            <text:p>1923,07692307692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28]/[.C229]" office:value-type="float" office:value="769.230769230769" calcext:value-type="float">
            <text:p>769,23076923076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234]/[.C235]" office:value-type="float" office:value="3846.15384615385" calcext:value-type="float">
            <text:p>3846,1538461538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8]" office:value-type="float" office:value="3.65714285714286" calcext:value-type="float">
            <text:p>3,65714285714286</text:p>
          </table:table-cell>
          <table:table-cell table:formula="of:=[.B238]+([.C238]*[.D238]+[.E238])*[.F238]" office:value-type="float" office:value="0.53" calcext:value-type="float">
            <text:p>0,53</text:p>
          </table:table-cell>
          <table:table-cell table:formula="of:=[.B238]+(-[.C238]+[.E238])*[.F238]" office:value-type="float" office:value="2.87" calcext:value-type="float">
            <text:p>2,87</text:p>
          </table:table-cell>
          <table:table-cell table:formula="of:=(-[.C238]+[.E238])" office:value-type="float" office:value="-24" calcext:value-type="float">
            <text:p>-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39]" office:value-type="float" office:value="3.65714285714286" calcext:value-type="float">
            <text:p>3,65714285714286</text:p>
          </table:table-cell>
          <table:table-cell table:formula="of:=[.B239]+([.C239]*[.D239]+[.E239])*[.F239]" office:value-type="float" office:value="0.66" calcext:value-type="float">
            <text:p>0,66</text:p>
          </table:table-cell>
          <table:table-cell table:formula="of:=[.B239]+(-[.C239]+[.E239])*[.F239]" office:value-type="float" office:value="3" calcext:value-type="float">
            <text:p>3</text:p>
          </table:table-cell>
          <table:table-cell table:formula="of:=(-[.C239]+[.E239])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-25999996.61" calcext:value-type="float">
            <text:p>-25999996,61</text:p>
          </table:table-cell>
          <table:table-cell table:formula="of:=[.B240]+(-[.C240]+[.E240])*[.F240]" office:value-type="float" office:value="3.13" calcext:value-type="float">
            <text:p>3,13</text:p>
          </table:table-cell>
          <table:table-cell table:formula="of:=(-[.C240]+[.E240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4]/[.C245]" office:value-type="float" office:value="1200" calcext:value-type="float">
            <text:p>1200</text:p>
          </table:table-cell>
          <table:table-cell table:formula="of:=[.D244]/[.D245]" office:value-type="float" office:value="170" calcext:value-type="float">
            <text:p>170</text:p>
          </table:table-cell>
          <table:table-cell table:formula="of:=[.E244]/[.E245]" office:value-type="float" office:value="3142.85714285714" calcext:value-type="float">
            <text:p>3142,8571428571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49]*[.D249]/([.E249]+[.D249])"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2]*[.D252]/([.E252]+[.D252])" office:value-type="float" office:value="11.6292134831461" calcext:value-type="float">
            <text:p>11,62921348314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55]*[.D255]/([.E255]+[.D255])" office:value-type="float" office:value="3.48686244204019" calcext:value-type="float">
            <text:p>3,48686244204019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F238]" office:value-type="float" office:value="0.0108333333333333" calcext:value-type="float">
            <text:p>0,010833333333333</text:p>
          </table:table-cell>
          <table:table-cell table:formula="of:=[.C259]*[.E259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D259]/[.E259]" office:value-type="float" office:value="0.0108333333333333" calcext:value-type="float">
            <text:p>0,010833333333333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2]*[.I262]/([.J262]+[.I262])" office:value-type="float" office:value="19.6875" calcext:value-type="float">
            <text:p>19,687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D263]/[.E263]" office:value-type="float" office:value="0.007" calcext:value-type="float">
            <text:p>0,007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formula="of:=1/[.E269]/[.F269]*50*0.0001" office:value-type="float" office:value="0.00005" calcext:value-type="float">
            <text:p>5E-05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3]" office:value-type="float" office:value="3.65714285714286" calcext:value-type="float">
            <text:p>3,65714285714286</text:p>
          </table:table-cell>
          <table:table-cell table:formula="of:=[.C273]+([.D273]*[.E273]+[.F273])*[.G273]" office:value-type="float" office:value="1.45" calcext:value-type="float">
            <text:p>1,45</text:p>
          </table:table-cell>
          <table:table-cell table:formula="of:=[.C273]+(-[.D273]+[.F273])*[.G273]" office:value-type="float" office:value="2.962" calcext:value-type="float">
            <text:p>2,962</text:p>
          </table:table-cell>
          <table:table-cell table:formula="of:=(-[.D273]+[.F273])" office:value-type="float" office:value="-24" calcext:value-type="float">
            <text:p>-24</text:p>
          </table:table-cell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7]*[.D277]" office:value-type="float" office:value="2000" calcext:value-type="float">
            <text:p>2000</text:p>
          </table:table-cell>
          <table:table-cell table:formula="of:=0.25*[.E277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7]*[.B277]" office:value-type="float" office:value="0.096" calcext:value-type="float">
            <text:p>0,096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79]*[.B279]" office:value-type="float" office:value="1.2" calcext:value-type="float">
            <text:p>1,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1/[.B279]/[.D277]" office:value-type="float" office:value="0.00004" calcext:value-type="float">
            <text:p>4E-05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6]/[.D286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7]/[.D287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14"/>
        </table:table-row>
        <table:table-row table:style-name="ro1">
          <table:table-cell/>
          <table:table-cell table:formula="of:=-[.C288]/[.D288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88]*(1+[.C307])" office:value-type="float" office:value="0.0000185161290322581" calcext:value-type="float">
            <text:p>1,85161290322581E-05</text:p>
          </table:table-cell>
          <table:table-cell table:formula="of:=[.B288]*-12+[.H288]*[.B288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88]*(1+[.C308])" office:value-type="float" office:value="27042.238267148" calcext:value-type="float">
            <text:p>27042,2382671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89]*(1+[.C308])" office:value-type="float" office:value="28018.4923562147" calcext:value-type="float">
            <text:p>28018,492356214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5]/[.D285]" office:value-type="float" office:value="-0.0210084033613445" calcext:value-type="float">
            <text:p>-0,0210084033613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6]/[.D286]" office:value-type="float" office:value="-0.0209059233449477" calcext:value-type="float">
            <text:p>-0,0209059233449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3]*[.C293]" office:value-type="float" office:value="-0.133275261324042" calcext:value-type="float">
            <text:p>-0,13327526132404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8]/[.D288]" office:value-type="float" office:value="-0.0191570881226054" calcext:value-type="float">
            <text:p>-0,019157088122605</text:p>
          </table:table-cell>
          <table:table-cell/>
          <table:table-cell table:formula="of:=[.D294]*[.C294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89]/[.D289]" office:value-type="float" office:value="-0" calcext:value-type="float">
            <text:p>0</text:p>
          </table:table-cell>
          <table:table-cell/>
          <table:table-cell table:formula="of:=[.D295]*[.C295]" office:value-type="float" office:value="-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-[.C290]/[.D290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296]*[.C296]" office:value-type="float" office:value="-0.0374752497975538" calcext:value-type="float">
            <text:p>-0,037475249797554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5]/[.E285]" office:value-type="float" office:value="-1.27323656735421" calcext:value-type="float">
            <text:p>-1,273236567354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6]/[.E286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58378207158695" calcext:value-type="float">
            <text:p>-1,58378207158695</text:p>
          </table:table-cell>
          <table:table-cell table:number-columns-repeated="16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F311]/[.E311]" office:value-type="float" office:value="0.017741935483871" calcext:value-type="float">
            <text:p>0,017741935483871</text:p>
          </table:table-cell>
          <table:table-cell office:value-type="float" office:value="31000" calcext:value-type="float">
            <text:p>31000</text:p>
          </table:table-cell>
          <table:table-cell office:value-type="float" office:value="550" calcext:value-type="float">
            <text:p>550</text:p>
          </table:table-cell>
          <table:table-cell table:number-columns-repeated="13"/>
        </table:table-row>
      </table:table>
      <table:table table:name="Sheet4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m(W/m^3)</text:p>
          </table:table-cell>
          <table:table-cell table:style-name="ce3" office:value-type="float" office:value="1.076" calcext:value-type="float">
            <text:p>1,07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0.25" calcext:value-type="float">
            <text:p>0,2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3" office:value-type="float" office:value="1.558" calcext:value-type="float">
            <text:p>1,55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1.6" calcext:value-type="float">
            <text:p>1,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style-name="ce3" office:value-type="float" office:value="3.114" calcext:value-type="float">
            <text:p>3,114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3" office:value-type="float" office:value="2.5" calcext:value-type="float">
            <text:p>2,5</text:p>
          </table:table-cell>
          <table:table-cell office:value-type="string" calcext:value-type="string">
            <text:p>usado no exemplo do paper: ferrite core is ETD49, material(grade) 3F3 Ferroxcube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th (ºC/W)</text:p>
          </table:table-cell>
          <table:table-cell office:value-type="float" office:value="8" calcext:value-type="float">
            <text:p>8</text:p>
          </table:table-cell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ro <text:s/>cm</text:p>
          </table:table-cell>
          <table:table-cell office:value-type="float" office:value="5.05" calcext:value-type="float">
            <text:p>5,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 m2</text:p>
          </table:table-cell>
          <table:table-cell office:value-type="float" office:value="0.000211" calcext:value-type="float">
            <text:p>0,00021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e <text:s/>m3</text:p>
          </table:table-cell>
          <table:table-cell office:value-type="float" office:value="0.000024" calcext:value-type="float">
            <text:p>2,4E-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l H</text:p>
          </table:table-cell>
          <table:table-cell table:style-name="ce2" table:formula="of:=3900*10^-9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1]" office:value-type="float" office:value="0.0000039" calcext:value-type="float">
            <text:p>3,9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]" office:value-type="float" office:value="0.0000039" calcext:value-type="float">
            <text:p>3,9E-06</text:p>
          </table:table-cell>
          <table:table-cell table:formula="of:=10^-9*2500" office:value-type="float" office:value="0.0000025" calcext:value-type="float">
            <text:p>2,5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5600" office:value-type="float" office:value="0.0000056" calcext:value-type="float">
            <text:p>5,6E-06</text:p>
          </table:table-cell>
          <table:table-cell table:formula="of:=10^-9*2200" office:value-type="float" office:value="0.0000022" calcext:value-type="float">
            <text:p>2,2E-0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2800*10^-9" office:value-type="float" office:value="0.0000028" calcext:value-type="float">
            <text:p>2,8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630*10^-9" office:value-type="float" office:value="0.00000063" calcext:value-type="float">
            <text:p>6,3E-07</text:p>
          </table:table-cell>
          <table:table-cell office:value-type="string" calcext:value-type="string">
            <text:p>E65/32/27-3f3-E630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10^-9*3500" office:value-type="float" office:value="0.0000035" calcext:value-type="float">
            <text:p>3,5E-0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^-9*2800" office:value-type="float" office:value="0.0000028" calcext:value-type="float">
            <text:p>2,8E-06</text:p>
          </table:table-cell>
          <table:table-cell table:formula="of:=10^-9*4600" office:value-type="float" office:value="0.0000046" calcext:value-type="float">
            <text:p>4,6E-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49.8" office:value-type="float" office:value="49.8" calcext:value-type="float">
            <text:p>49,8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PI()*R^2</text:p>
          </table:table-cell>
          <table:table-cell/>
          <table:table-cell table:formula="of:=16.7*16.7*PI()" office:value-type="float" office:value="876.158775159657" calcext:value-type="float">
            <text:p>876,15877515965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36.1" calcext:value-type="float">
            <text:p>36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6.7" calcext:value-type="float">
            <text:p>16,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PI()*[.C35]/2*[.C35]/2" office:value-type="float" office:value="219.039693789914" calcext:value-type="float">
            <text:p>219,039693789914</text:p>
          </table:table-cell>
          <table:table-cell office:value-type="string" calcext:value-type="string">
            <text:p>isto seria num caso ideal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table:formula="of:=[.C32]*[.C29]" office:value-type="float" office:value="831.66" calcext:value-type="float">
            <text:p>831,6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([.C40]*[.C38])^(-0.37)" office:value-type="string" office:string-value="" calcext:value-type="error">
            <text:p>#NUM!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38]*[.C17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C29]-[.C34]" office:value-type="float" office:value="13.7" calcext:value-type="float">
            <text:p>13,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45]*[.C32]" office:value-type="float" office:value="228.79" calcext:value-type="float">
            <text:p>228,7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[.C46]+[.C37])*[.C38]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e*Aw</text:p>
          </table:table-cell>
          <table:table-cell office:value-type="float" office:value="57600" calcext:value-type="float">
            <text:p>57600</text:p>
          </table:table-cell>
          <table:table-cell table:formula="of:=[.C58]*[.C17]" office:value-type="float" office:value="0.057603" calcext:value-type="float">
            <text:p>0,0576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23*[.C50]^(-0.37)" office:value-type="float" office:value="0.398447876982157" calcext:value-type="float">
            <text:p>0,398447876982157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gm</text:p>
          </table:table-cell>
          <table:table-cell table:style-name="ce6" table:formula="of:=[.C17]*[.C17]/[.C15]*(1/[.C19]/[.C13])^(2/[.C8])" office:value-type="float" office:value="0.00000214962795904936" calcext:value-type="float">
            <text:p>2,14962795904936E-06</text:p>
          </table:table-cell>
          <table:table-cell table:formula="of:=[.C17]*[.C17]/[.C15]*(1/[.C19]/[.C13])" office:value-type="float" office:value="0.0000459168729372937" calcext:value-type="float">
            <text:p>4,59168729372937E-05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kgw</text:p>
          </table:table-cell>
          <table:table-cell table:formula="of:=[.C50]/[.C17]*[.C50]/[.C17]*[.C15]*[.C50]^(-0.48)" office:value-type="float" office:value="1.95239929573391E+015" calcext:value-type="float">
            <text:p>1,95239929573391E+01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Aw</text:p>
          </table:table-cell>
          <table:table-cell office:value-type="float" office:value="273" calcext:value-type="float">
            <text:p>27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50]/[.C17]" office:value-type="float" office:value="272985781.990521" calcext:value-type="float">
            <text:p>272985781,99052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4*PI()*10^(-7)" office:value-type="float" office:value="0.00000125663706143592" calcext:value-type="float">
            <text:p>1,25663706143592E-06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table:style-name="ce7" table:formula="of:=200/6.735" office:value-type="float" office:value="29.6956198960653" calcext:value-type="float">
            <text:p>29,6956198960653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fres</text:p>
          </table:table-cell>
          <table:table-cell office:value-type="string" calcext:value-type="string">
            <text:p>Kcu</text:p>
          </table:table-cell>
          <table:table-cell office:value-type="string" calcext:value-type="string">
            <text:p>Delta T max</text:p>
          </table:table-cell>
          <table:table-cell office:value-type="string" calcext:value-type="string">
            <text:p>I_p_rms (prim rms</text:p>
          </table:table-cell>
          <table:table-cell/>
          <table:table-cell office:value-type="string" calcext:value-type="string">
            <text:p>Kut Litz wire</text:p>
          </table:table-cell>
          <table:table-cell office:value-type="string" calcext:value-type="string">
            <text:p>J30 <text:span text:style-name="T2">A/</text:span>m^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formula="of:=SQRT([.F67]/([.F67]+[.G67]))" office:value-type="float" office:value="0.942193429997273" calcext:value-type="float">
            <text:p>0,942193429997273</text:p>
          </table:table-cell>
          <table:table-cell table:style-name="ce2" table:formula="of:=680*10^(-6)" office:value-type="float" office:value="0.00068" calcext:value-type="float">
            <text:p>0,00068</text:p>
          </table:table-cell>
          <table:table-cell table:style-name="ce2" table:formula="of:=86*10^(-6)" office:value-type="float" office:value="0.000086" calcext:value-type="float">
            <text:p>8,6E-0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4200000" calcext:value-type="float">
            <text:p>42000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.335" calcext:value-type="float">
            <text:p>5,335</text:p>
          </table:table-cell>
          <table:table-cell/>
          <table:table-cell table:style-name="ce8" table:formula="of:=SQRT([.F68]/([.F68]+[.G68]))" office:value-type="float" office:value="0.919171010345946" calcext:value-type="float">
            <text:p>0,919171010345946</text:p>
          </table:table-cell>
          <table:table-cell table:style-name="ce2" office:value-type="float" office:value="0.000305" calcext:value-type="float">
            <text:p>0,000305</text:p>
          </table:table-cell>
          <table:table-cell table:style-name="ce2" table:formula="of:=56*10^(-6)" office:value-type="float" office:value="0.000056" calcext:value-type="float">
            <text:p>5,6E-05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24-311</text:p>
          </table:table-cell>
          <table:table-cell table:style-name="ce8" table:formula="of:=SQRT([.F69]/([.F69]+[.G69]))" office:value-type="float" office:value="0.784879468091459" calcext:value-type="float">
            <text:p>0,784879468091459</text:p>
          </table:table-cell>
          <table:table-cell table:style-name="ce2" table:formula="of:=[.F154]" office:value-type="float" office:value="0.00000272749586793038" calcext:value-type="float">
            <text:p>2,72749586793038E-06</text:p>
          </table:table-cell>
          <table:table-cell table:style-name="ce2" table:formula="of:=[.G195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69]" office:value-type="float" office:value="0.784879468091459" calcext:value-type="float">
            <text:p>0,784879468091459</text:p>
          </table:table-cell>
          <table:table-cell table:style-name="ce2" table:formula="of:=[.F69]" office:value-type="float" office:value="0.00000272749586793038" calcext:value-type="float">
            <text:p>2,72749586793038E-06</text:p>
          </table:table-cell>
          <table:table-cell table:style-name="ce2" table:formula="of:=[.G69]" office:value-type="float" office:value="0.0000017" calcext:value-type="float">
            <text:p>1,7E-06</text:p>
          </table:table-cell>
          <table:table-cell table:number-columns-repeated="2"/>
          <table:table-cell table:style-name="ce2"/>
          <table:table-cell table:number-columns-repeated="1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formula="of:=[.E70]" office:value-type="float" office:value="0.784879468091459" calcext:value-type="float">
            <text:p>0,784879468091459</text:p>
          </table:table-cell>
          <table:table-cell table:formula="of:=[.F70]" office:value-type="float" office:value="0.00000272749586793038" calcext:value-type="float">
            <text:p>2,72749586793038E-06</text:p>
          </table:table-cell>
          <table:table-cell table:formula="of:=[.G70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2.5" office:value-type="float" office:value="0.4" calcext:value-type="float">
            <text:p>0,4</text:p>
          </table:table-cell>
          <table:table-cell/>
          <table:table-cell table:formula="of:=[.E71]" office:value-type="float" office:value="0.784879468091459" calcext:value-type="float">
            <text:p>0,784879468091459</text:p>
          </table:table-cell>
          <table:table-cell table:formula="of:=[.F71]" office:value-type="float" office:value="0.00000272749586793038" calcext:value-type="float">
            <text:p>2,72749586793038E-06</text:p>
          </table:table-cell>
          <table:table-cell table:formula="of:=[.G71]" office:value-type="float" office:value="0.0000017" calcext:value-type="float">
            <text:p>1,7E-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gm &gt;=</text:p>
          </table:table-cell>
          <table:table-cell table:formula="of:=[.C61]*([.C66]*[.C63]/4/[.E67]/[.H67])^2*[.G68]/(1-[.E67])*([.C2]*[.H67]^[.C5]/(1-[.I67])/[.J67]*(8/PI()/PI())^([.C5]-1))^(2/[.C8])" office:value-type="float" office:value="0.00000000400672034132" calcext:value-type="float">
            <text:p>4,00672034132306E-09</text:p>
          </table:table-cell>
          <table:table-cell table:formula="of:=[.C61]*([.C66]*[.C63]/4/[.E67]/[.H67])^2*[.G68]/(1-[.E67])*([.C2]*[.H67]^[.C5]/(1-[.I67])/[.J67]*(8/PI()/PI())^([.C5]-1))" office:value-type="float" office:value="0.00000001593809461304" calcext:value-type="float">
            <text:p>1,59380946130404E-08</text:p>
          </table:table-cell>
          <table:table-cell table:formula="of:=[.D61]*([.D66]*[.D63]/4/[.F67]/[.I67])^2*[.H68]/(1-[.F67])*([.D2]*[.I67]^[.D5]/(1-[.J67])/[.K67]*(8/PI()/PI())^([.D5]-1))" office:value-type="float" office:value="-0" calcext:value-type="float">
            <text:p>0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o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Kgw &gt;=</text:p>
          </table:table-cell>
          <table:table-cell table:formula="of:=([.K67]/[.M67]/[.N67])^2*(1+[.E67])/[.I67]*30/[.J67]" office:value-type="float" office:value="0.00000000001040460766" calcext:value-type="float">
            <text:p>1,04046076606997E-11</text:p>
          </table:table-cell>
          <table:table-cell table:number-columns-repeated="4"/>
          <table:table-cell table:style-name="ce2" table:formula="of:=33*10^(-9)" office:value-type="float" office:value="0.000000033" calcext:value-type="float">
            <text:p>3,3E-08</text:p>
          </table:table-cell>
          <table:table-cell table:style-name="ce2" office:value-type="float" office:value="4.5" calcext:value-type="float">
            <text:p>4,5</text:p>
          </table:table-cell>
          <table:table-cell table:style-name="ce7" table:formula="of:=[.C63]/[.H76]" office:value-type="float" office:value="6.59902664357007" calcext:value-type="float">
            <text:p>6,59902664357007</text:p>
          </table:table-cell>
          <table:table-cell table:number-columns-repeated="18"/>
        </table:table-row>
        <table:table-row table:style-name="ro1">
          <table:table-cell table:number-columns-repeated="6"/>
          <table:table-cell table:formula="of:=31*10^(-9)" office:value-type="float" office:value="0.000000031" calcext:value-type="float">
            <text:p>3,1E-0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formula="of:=[.M154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N2</text:p>
          </table:table-cell>
          <table:table-cell table:number-columns-repeated="2"/>
          <table:table-cell table:formula="of:=[.G78]" office:value-type="float" office:value="0.00000533583184139925" calcext:value-type="float">
            <text:p>5,33583184139925E-0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table:formula="of:=SQRT([.G67]/[.C86]*1/(1+[.E67]))" office:value-type="float" office:value="23.8275807110758" calcext:value-type="float">
            <text:p>23,8275807110758</text:p>
          </table:table-cell>
          <table:table-cell table:formula="of:=[.C80]/[.C67]" office:value-type="float" office:value="4.46627567217916" calcext:value-type="float">
            <text:p>4,46627567217916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8]/[.C87]*1/(1+[.E68]))" office:value-type="float" office:value="19.5630168239436" calcext:value-type="float">
            <text:p>19,5630168239436</text:p>
          </table:table-cell>
          <table:table-cell table:style-name="ce8" table:formula="of:=[.C81]/[.C68]" office:value-type="float" office:value="3.66691974207002" calcext:value-type="float">
            <text:p>3,66691974207002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formula="of:=SQRT([.G69]/[.C88]*1/(1+[.E69]))" office:value-type="float" office:value="3.53442415130465" calcext:value-type="float">
            <text:p>3,53442415130465</text:p>
          </table:table-cell>
          <table:table-cell table:style-name="ce8" table:formula="of:=[.C82]/[.$C$72]" office:value-type="float" office:value="8.83606037826164" calcext:value-type="float">
            <text:p>8,83606037826164</text:p>
          </table:table-cell>
          <table:table-cell office:value-type="string" calcext:value-type="string">
            <text:p>etd4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8" table:formula="of:=SQRT([.G70]/[.C89]*1/(1+[.E70]))" office:value-type="float" office:value="3.99429664181285" calcext:value-type="float">
            <text:p>3,99429664181285</text:p>
          </table:table-cell>
          <table:table-cell table:style-name="ce8" table:formula="of:=[.C83]/[.$C$72]" office:value-type="float" office:value="9.98574160453213" calcext:value-type="float">
            <text:p>9,98574160453213</text:p>
          </table:table-cell>
          <table:table-cell office:value-type="string" calcext:value-type="string">
            <text:p>Etd 3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--&gt;</text:p>
          </table:table-cell>
          <table:table-cell table:style-name="ce8" table:formula="of:=SQRT([.G71]/[.C90]*1/(1+[.E71]))" office:value-type="float" office:value="2.99002912450239" calcext:value-type="float">
            <text:p>2,99002912450239</text:p>
          </table:table-cell>
          <table:table-cell table:style-name="ce8" table:formula="of:=[.C84]/[.$C$72]" office:value-type="float" office:value="7.47507281125598" calcext:value-type="float">
            <text:p>7,47507281125598</text:p>
          </table:table-cell>
          <table:table-cell office:value-type="string" calcext:value-type="string">
            <text:p>etd59</text:p>
          </table:table-cell>
          <table:table-cell/>
          <table:table-cell table:formula="of:=2.65*2.5" office:value-type="float" office:value="6.625" calcext:value-type="float">
            <text:p>6,62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8" table:formula="of:=SQRT([.G72]/[.C91]*1/(1+[.E72]))" office:value-type="float" office:value="3.19666062467598" calcext:value-type="float">
            <text:p>3,19666062467598</text:p>
          </table:table-cell>
          <table:table-cell table:style-name="ce8" table:formula="of:=[.C85]/[.$C$72]" office:value-type="float" office:value="7.99165156168996" calcext:value-type="float">
            <text:p>7,99165156168996</text:p>
          </table:table-cell>
          <table:table-cell office:value-type="string" calcext:value-type="string">
            <text:p>E65-63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a_ro</text:p>
          </table:table-cell>
          <table:table-cell table:formula="of:=[.$C$61]/6*[.C92]*([.B99]+2*[.B106])/[.B113]" office:value-type="float" office:value="0.00000007799128428912" calcext:value-type="float">
            <text:p>7,7991284289118E-08</text:p>
          </table:table-cell>
          <table:table-cell table:number-columns-repeated="3"/>
          <table:table-cell office:value-type="string" calcext:value-type="string">
            <text:p>L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[.$C$61]/6*[.C93]*([.B100]+2*[.B107])/[.B114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4]*([.B101]+2*[.B108])/[.B115]" office:value-type="float" office:value="0.00000007624347730035" calcext:value-type="float">
            <text:p>7,62434773003519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5]*([.B102]+2*[.B109])/[.B116]" office:value-type="float" office:value="0.00000005969794715406" calcext:value-type="float">
            <text:p>5,96979471540558E-0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6]*([.B103]+2*[.B110])/[.B117]" office:value-type="float" office:value="0.00000010653423469059" calcext:value-type="float">
            <text:p>1,06534234690594E-07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$C$61]/6*[.C97]*([.B104]+2*[.B111])/[.B118]" office:value-type="float" office:value="0.00000009320666403924" calcext:value-type="float">
            <text:p>9,320666403924E-0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style-name="ce2" table:formula="of:=10^-3*85" office:value-type="float" office:value="0.085" calcext:value-type="float">
            <text:p>0,085</text:p>
          </table:table-cell>
          <table:table-cell table:number-columns-repeated="3"/>
          <table:table-cell table:formula="of:=[.C87]*(1+[.E68])*[.C81]*[.C81]" office:value-type="float" office:value="0.000056" calcext:value-type="float">
            <text:p>5,6E-0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 table:formula="of:=PI()*((0.0359/2)^2-(0.017/2)^2)/[.B114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359/2)^2-(0.017/2)^2)/[.B115]" office:value-type="float" office:value="0.08309512568745" calcext:value-type="float">
            <text:p>0,08309512568745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291/2)^2-(0.0131/2)^2)/[.B116]" office:value-type="float" office:value="0.0662876049907446" calcext:value-type="float">
            <text:p>0,066287604990745</text:p>
          </table:table-cell>
          <table:table-cell office:value-type="float" office:value="39" calcext:value-type="float">
            <text:p>39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2" table:formula="of:=PI()*((0.043/2)^2-(0.0224/2)^2)/[.B117]" office:value-type="float" office:value="0.102730079772386" calcext:value-type="float">
            <text:p>0,102730079772386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2" table:formula="of:=PI()*((0.044/2)^2-(0.023/2)^2)/[.B118]" office:value-type="float" office:value="0.105243353895258" calcext:value-type="float">
            <text:p>0,105243353895258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dw</text:p>
          </table:table-cell>
          <table:table-cell/>
          <table:table-cell table:formula="of:=(35.9-17)*19.2" office:value-type="float" office:value="362.88" calcext:value-type="float">
            <text:p>362,88</text:p>
          </table:table-cell>
          <table:table-cell table:number-columns-repeated="23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7.7*2*10^-3" office:value-type="float" office:value="0.0354" calcext:value-type="float">
            <text:p>0,035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14.2*2*10^-3" office:value-type="float" office:value="0.0284" calcext:value-type="float">
            <text:p>0,0284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5*2*10^-3" office:value-type="float" office:value="0.045" calcext:value-type="float">
            <text:p>0,0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22.2*2*10^-3" office:value-type="float" office:value="0.0444" calcext:value-type="float">
            <text:p>0,04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ds mm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 office:value-type="float" office:value="0.003" calcext:value-type="float">
            <text:p>0,003</text:p>
          </table:table-cell>
          <table:table-cell table:number-columns-repeated="25"/>
        </table:table-row>
        <table:table-row table:style-name="ro1">
          <table:table-cell/>
          <table:table-cell table:style-name="ce2"/>
          <table:table-cell table:number-columns-repeated="25"/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35.9-17)/2*10^-3" office:value-type="float" office:value="0.00945" calcext:value-type="float">
            <text:p>0,00945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29.1-13.1)/2*10^-3" office:value-type="float" office:value="0.008" calcext:value-type="float">
            <text:p>0,008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3-22.4)/2*10^-3" office:value-type="float" office:value="0.0103" calcext:value-type="float">
            <text:p>0,0103</text:p>
          </table:table-cell>
          <table:table-cell table:number-columns-repeated="25"/>
        </table:table-row>
        <table:table-row table:style-name="ro1">
          <table:table-cell/>
          <table:table-cell table:style-name="ce2" table:formula="of:=(44-23)/2*10^-3" office:value-type="float" office:value="0.0105" calcext:value-type="float">
            <text:p>0,0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  <table:table-cell table:formula="of:=[.C63]*[.C63]/[.H76]" office:value-type="float" office:value="195.962186891465" calcext:value-type="float">
            <text:p>195,962186891465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Ir_peak</text:p>
          </table:table-cell>
          <table:table-cell office:value-type="string" calcext:value-type="string">
            <text:p>Ilm_peak</text:p>
          </table:table-cell>
          <table:table-cell office:value-type="string" calcext:value-type="string">
            <text:p>Ir_rms</text:p>
          </table:table-cell>
          <table:table-cell office:value-type="string" calcext:value-type="string">
            <text:p>Bsat T at H=250A/m f= 25khz T=100ºc</text:p>
          </table:table-cell>
          <table:table-cell/>
          <table:table-cell table:formula="of:=[.J122]*[.C66]" office:value-type="float" office:value="7.69407096587691" calcext:value-type="float">
            <text:p>7,69407096587691</text:p>
          </table:table-cell>
          <table:table-cell table:number-columns-repeated="14"/>
        </table:table-row>
        <table:table-row table:style-name="ro1">
          <table:table-cell/>
          <table:table-cell table:style-name="ce3" table:formula="of:=1/(2*PI()*SQRT([.G67]*[.G76]))" office:value-type="float" office:value="94474.3551128574" calcext:value-type="float">
            <text:p>94474,3551128574</text:p>
          </table:table-cell>
          <table:table-cell table:formula="of:=1/(2*PI()*SQRT(([.G68]+[.F67])*[.G76]))" office:value-type="float" office:value="32294.1794746218" calcext:value-type="float">
            <text:p>32294,1794746218</text:p>
          </table:table-cell>
          <table:table-cell table:formula="of:=[.F67]/[.G68]" office:value-type="float" office:value="12.1428571428571" calcext:value-type="float">
            <text:p>12,1428571428571</text:p>
          </table:table-cell>
          <table:table-cell table:formula="of:=PI()*PI()/8/[.C66]/[.C66]*[.H76]*SQRT([.G68]/[.G76])" office:value-type="float" office:value="3.57338114694871" calcext:value-type="float">
            <text:p>3,57338114694871</text:p>
          </table:table-cell>
          <table:table-cell table:formula="of:=[.G122]/[.B122]" office:value-type="float" office:value="0.952639474410675" calcext:value-type="float">
            <text:p>0,952639474410675</text:p>
          </table:table-cell>
          <table:table-cell table:style-name="ce2" office:value-type="float" office:value="90000" calcext:value-type="float">
            <text:p>90000</text:p>
          </table:table-cell>
          <table:table-cell table:formula="of:=SQRT((PI()*[.I76]/2/[.C66]/[.F122])^2+([.C66]*[.C63]/4/[.B122]/[.F67])^2)" office:value-type="float" office:value="1.64457638338213" calcext:value-type="float">
            <text:p>1,64457638338213</text:p>
          </table:table-cell>
          <table:table-cell table:formula="of:=[.C66]*[.C63]/4/[.F67]/[.B122]" office:value-type="float" office:value="0.9244843049048" calcext:value-type="float">
            <text:p>0,9244843049048</text:p>
          </table:table-cell>
          <table:table-cell table:formula="of:=SQRT([.C66]*[.C66]*[.C63]*[.C63]/[.B122]/[.B122]*(2*1/[.G122]-1/[.B122])/(32*[.F67]*[.F67]*[.G122])+PI()*PI()*[.C63]*[.C63]/[.H76]/[.H76]/[.G122]/[.G122]/8/[.C66]/[.C66]*[.B122]*[.B122])" office:value-type="float" office:value="0.961758870734613" calcext:value-type="float">
            <text:p>0,96175887073461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16"/>
        </table:table-row>
        <table:table-row table:style-name="ro1">
          <table:table-cell/>
          <table:table-cell table:style-name="ce3" table:formula="of:=1/(2*PI()*SQRT([.G68]*[.G77]))" office:value-type="float" office:value="120793.974519802" calcext:value-type="float">
            <text:p>120793,974519802</text:p>
          </table:table-cell>
          <table:table-cell table:formula="of:=1/(2*PI()*SQRT(([.G69]+[.F68])*[.G77]))" office:value-type="float" office:value="51615.7683643456" calcext:value-type="float">
            <text:p>51615,7683643456</text:p>
          </table:table-cell>
          <table:table-cell/>
          <table:table-cell table:formula="of:=PI()*PI()/8/[.C67]/[.C67]*[.H77]*SQRT([.G69]/[.G77])" office:value-type="float" office:value="0" calcext:value-type="float">
            <text:p>0</text:p>
          </table:table-cell>
          <table:table-cell/>
          <table:table-cell table:style-name="ce2" table:formula="of:=[.G122]" office:value-type="float" office:value="90000" calcext:value-type="float">
            <text:p>90000</text:p>
          </table:table-cell>
          <table:table-cell/>
          <table:table-cell table:formula="of:=1/[.C72]*[.C65]/4/[.F69]/[.K155]" office:value-type="float" office:value="1211.76526227723" calcext:value-type="float">
            <text:p>1211,76526227723</text:p>
          </table:table-cell>
          <table:table-cell table:formula="of:=SQRT([.C72]*[.C72]*[.C64]*[.C64]/[.B124]/[.B124]*(2*1/[.G123]-1/[.B124])/(32*[.F68]*[.F68]*[.G124])+PI()*PI()*[.C64]*[.C64]/[.C154]/[.C154]/[.G124]/[.G124]/8/[.C72]/[.C72]*[.B124]*[.B124])" office:value-type="float" office:value="4.1407252571019" calcext:value-type="float">
            <text:p>4,1407252571019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1/(2*PI()*SQRT([.G69]*[.G78]))" office:value-type="float" office:value="52843.8685748922" calcext:value-type="float">
            <text:p>52843,8685748922</text:p>
          </table:table-cell>
          <table:table-cell table:formula="of:=1/(2*PI()*SQRT(([.G69]+[.F69])*[.G78]))" office:value-type="float" office:value="32744.6220637921" calcext:value-type="float">
            <text:p>32744,6220637921</text:p>
          </table:table-cell>
          <table:table-cell table:number-columns-repeated="3"/>
          <table:table-cell table:style-name="ce2" table:formula="of:=[.G123]" office:value-type="float" office:value="90000" calcext:value-type="float">
            <text:p>9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QRT([.C68]*[.C68]*[.C65]*[.C65]/[.B124]/[.B124]*(2*1/[.G124]-1/[.B124])/(32*[.F69]*[.F69]*[.G124])+PI()*PI()*[.C65]*[.C65]/[.H78]/[.H78]/[.G124]/[.G124]/8/[.C68]/[.C68]*[.B124]*[.B1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s_rm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[.C69]*[.C69]*[.C66]*[.C66]/[.B125]/[.B125]*(2*1/[.G125]-1/[.B125])/(32*[.F70]*[.F70]*[.G125])+PI()*PI()*[.C66]*[.C66]/[.H79]/[.H79]/[.G125]/[.G125]/8/[.C69]/[.C69]*[.B125]*[.B125])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SQRT([.C70]*[.C70]*[.C67]*[.C67]/[.B126]/[.B126]*(2*1/[.G126]-1/[.B126])/(32*[.F71]*[.F71]*[.G126])+PI()*PI()*[.C67]*[.C67]/[.H80]/[.H80]/[.G126]/[.G126]/8/[.C70]/[.C70]*[.B126]*[.B1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Wr</text:p>
          </table:table-cell>
          <table:table-cell office:value-type="string" calcext:value-type="string">
            <text:p>phi</text:p>
          </table:table-cell>
          <table:table-cell table:number-columns-repeated="6"/>
          <table:table-cell office:value-type="string" calcext:value-type="string">
            <text:p>sóma</text:p>
          </table:table-cell>
          <table:table-cell office:value-type="string" calcext:value-type="string">
            <text:p>Is_rm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2*PI()*[.B122]" office:value-type="float" office:value="593599.879950372" calcext:value-type="float">
            <text:p>593599,879950372</text:p>
          </table:table-cell>
          <table:table-cell table:formula="of:=ATAN(-[.C66]^2*[.H76]*[.G122]/[.C129]/[.F67]/[.B122])" office:value-type="float" office:value="0.596972637016945" calcext:value-type="float">
            <text:p>0,596972637016945</text:p>
          </table:table-cell>
          <table:table-cell table:formula="of:=[.C66]^2*[.H122]^2*(1/[.G122]/4+1/[.C129]/4*(-SIN(2*[.C129]/2/[.G122]+2*[.D129])+SIN(2*[.D129])))" office:value-type="float" office:value="0.000475859265851076" calcext:value-type="float">
            <text:p>0,000475859265851</text:p>
          </table:table-cell>
          <table:table-cell table:formula="of:=+[.C66]^3*[.H122]/[.C129]*(-1*COS([.C129]/[.G122]/2+[.D129])+COS([.D129]))*[.C63]/2/[.F67]/[.B122]" office:value-type="float" office:value="0.000510316547226444" calcext:value-type="float">
            <text:p>0,000510316547226</text:p>
          </table:table-cell>
          <table:table-cell table:formula="of:=-[.C66]^3*[.H122]/[.F67]*[.C63]*2/[.C129]/[.C129]*(-1*COS([.C129]/2/[.G122]+[.D129])*([.C129]/2/[.G122]+[.D129])+[.D129]*COS([.D129])+[.D129]*COS([.C129]/2/[.G122]+[.D129])-[.D129]*COS([.D129])+SIN([.C129]/2/[.G122]+[.D129])-SIN([.D129]))" office:value-type="float" office:value="-0.000242055387126622" calcext:value-type="float">
            <text:p>-0,000242055387127</text:p>
          </table:table-cell>
          <table:table-cell table:formula="of:=+[.C66]^4*[.C63]^2/16/[.F67]^2/[.B122]^2/[.G122]/2" office:value-type="float" office:value="0.000303883104005444" calcext:value-type="float">
            <text:p>0,000303883104005</text:p>
          </table:table-cell>
          <table:table-cell table:formula="of:=-[.C66]^4*[.C63]^2/4/[.F67]^2/[.B122]/[.G122]/[.G122]/4" office:value-type="float" office:value="0.00063798133956906" calcext:value-type="float">
            <text:p>0,000637981339569</text:p>
          </table:table-cell>
          <table:table-cell table:formula="of:=+[.C66]^4*[.C63]^2/[.F67]/[.F67]/3/8/[.G122]/[.G122]/[.G122]" office:value-type="float" office:value="0.000446465745406102" calcext:value-type="float">
            <text:p>0,000446465745406</text:p>
          </table:table-cell>
          <table:table-cell table:formula="of:=([.E129]+[.F129]+[.G129]+[.H129]+[.I129]+[.J129])" office:value-type="float" office:value="0.0021324506149315" calcext:value-type="float">
            <text:p>0,002132450614932</text:p>
          </table:table-cell>
          <table:table-cell table:formula="of:=SQRT(([.K129]*[.G122])*2)" office:value-type="float" office:value="19.5918633796704" calcext:value-type="float">
            <text:p>19,591863379670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6.735" calcext:value-type="float">
            <text:p>6,735</text:p>
          </table:table-cell>
          <table:table-cell table:formula="of:=[.L130]*2" office:value-type="float" office:value="13.47" calcext:value-type="float">
            <text:p>13,47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ueff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Le m</text:p>
          </table:table-cell>
          <table:table-cell office:value-type="string" calcext:value-type="string">
            <office:annotation draw:style-name="gr1" draw:text-style-name="P2" svg:width="2.899cm" svg:height="1.799cm" svg:x="18.662cm" svg:y="57.653cm" draw:caption-point-x="-0.61cm" draw:caption-point-y="1.51cm">
              <dc:date>2022-09-17T00:00:00</dc:date>
              <text:p text:style-name="P1"><text:span text:style-name="T1">Is assumed to be 6 and will be checked later</text:span></text:p>
            </office:annotation>
            <text:p>lamd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J0 (A/cm^2)</text:p>
          </table:table-cell>
          <table:table-cell office:value-type="string" calcext:value-type="string">
            <text:p>P_cu_p</text:p>
          </table:table-cell>
          <table:table-cell office:value-type="string" calcext:value-type="string">
            <text:p>resist. Cu at 100ºc ohm.m</text:p>
          </table:table-cell>
          <table:table-cell/>
          <table:table-cell office:value-type="string" calcext:value-type="string">
            <text:p>A_cu mm^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office:value-type="float" office:value="7.55" calcext:value-type="float">
            <text:p>7,5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style-name="ce4" office:value-type="float" office:value="6" calcext:value-type="float">
            <text:p>6</text:p>
          </table:table-cell>
          <table:table-cell table:formula="of:=(SQRT([.$M$67]*(1+[.$H$133]))*[.F72]*[.I123]*[.J123]/[.C158]/48200/[.B148]/SQRT([.J67]))^(8/7)" office:value-type="float" office:value="0.00000024723490791329" calcext:value-type="float">
            <text:p>2,47234907913293E-07</text:p>
          </table:table-cell>
          <table:table-cell table:formula="of:=48200*SQRT([.J67]/[.M67]/(1+[.H133]))*[.I133]^(-1/8)" office:value-type="float" office:value="2282408.187857" calcext:value-type="float">
            <text:p>2282408,187857</text:p>
          </table:table-cell>
          <table:table-cell table:style-name="ce4" table:formula="of:=[.L133]*[.D133]*[.C92]*0.001/[.N133]/0.000001*[.J122]*[.J122]" office:value-type="float" office:value="0.0000351347919521354" calcext:value-type="float">
            <text:p>3,51347919521354E-05</text:p>
          </table:table-cell>
          <table:table-cell table:formula="of:=2.2*10^(-8)" office:value-type="float" office:value="0.000000022" calcext:value-type="float">
            <text:p>2,2E-08</text:p>
          </table:table-cell>
          <table:table-cell/>
          <table:table-cell office:value-type="float" office:value="0.64" calcext:value-type="float">
            <text:p>0,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"/>
          <table:table-cell office:value-type="string" calcext:value-type="string">
            <text:p>?????????????????????????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number-columns-repeated="2"/>
          <table:table-cell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table:formula="of:=[.B135]" office:value-type="float" office:value="1680" calcext:value-type="float">
            <text:p>1680</text:p>
          </table:table-cell>
          <table:table-cell/>
          <table:table-cell table:style-name="ce4" table:formula="of:=[.D135]" office:value-type="float" office:value="13" calcext:value-type="float">
            <text:p>13</text:p>
          </table:table-cell>
          <table:table-cell table:number-columns-repeated="2"/>
          <table:table-cell table:formula="of:=[.G135]" office:value-type="float" office:value="0.114" calcext:value-type="float">
            <text:p>0,1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/>
          <table:table-cell table:style-name="ce4"/>
          <table:table-cell table:number-columns-repeated="2"/>
          <table:table-cell office:value-type="float" office:value="0.139" calcext:value-type="float">
            <text:p>0,1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max</text:p>
          </table:table-cell>
          <table:table-cell office:value-type="string" calcext:value-type="string">
            <text:p>u_opt</text:p>
          </table:table-cell>
          <table:table-cell office:value-type="string" calcext:value-type="string">
            <text:p>Lm calculate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Np calc2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3]*[.D133]*[.I122]/[.G133]" office:value-type="float" office:value="0.22256516392334" calcext:value-type="float">
            <text:p>0,22256516392334</text:p>
          </table:table-cell>
          <table:table-cell table:style-name="ce4" table:formula="of:=[.B139]*[.G133]*[.J122]/[.C61]/SQRT([.K133]*[.B148]*[.C58]/[.L133]/[.C92])" office:value-type="float" office:value="95.2026240667411" calcext:value-type="float">
            <text:p>95,2026240667411</text:p>
          </table:table-cell>
          <table:table-cell table:formula="of:=[.C61]*[.B133]*[.D133]*[.D133]*[.C17]/[.G133]" office:value-type="float" office:value="0.000660364098560429" calcext:value-type="float">
            <text:p>0,00066036409856</text:p>
          </table:table-cell>
          <table:table-cell table:style-name="ce5" office:value-type="float" office:value="2000" calcext:value-type="float">
            <text:p>2000</text:p>
          </table:table-cell>
          <table:table-cell table:style-name="ce7" table:formula="of:=SQRT([.F67]/[.C21])" office:value-type="float" office:value="13.2045058354705" calcext:value-type="float">
            <text:p>13,204505835470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4]*[.D134]*[.I123]/[.G134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8]/[.C24])" office:value-type="float" office:value="7.37999225706137" calcext:value-type="float">
            <text:p>7,37999225706137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5]*[.D135]*[.I123]/[.G135]" office:value-type="float" office:value="291.726677028999" calcext:value-type="float">
            <text:p>291,726677028999</text:p>
          </table:table-cell>
          <table:table-cell table:number-columns-repeated="3"/>
          <table:table-cell table:style-name="ce7" table:formula="of:=SQRT([.F69]/[.D23])" office:value-type="float" office:value="1.04450866304313" calcext:value-type="float">
            <text:p>1,04450866304313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6]" office:value-type="float" office:value="67.0977892854622" calcext:value-type="float">
            <text:p>67,0977892854622</text:p>
          </table:table-cell>
          <table:table-cell table:number-columns-repeated="3"/>
          <table:table-cell table:style-name="ce7" table:formula="of:=SQRT([.F70]/[.C25])" office:value-type="float" office:value="0.986967915951674" calcext:value-type="float">
            <text:p>0,986967915951674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6]*[.$C$158]*[.I123]/[.G137]" office:value-type="float" office:value="55.0298415722496" calcext:value-type="float">
            <text:p>55,0298415722496</text:p>
          </table:table-cell>
          <table:table-cell table:number-columns-repeated="3"/>
          <table:table-cell table:style-name="ce7" table:formula="of:=SQRT([.F71]/[.C26])" office:value-type="float" office:value="2.08071106127795" calcext:value-type="float">
            <text:p>2,08071106127795</text:p>
          </table:table-cell>
          <table:table-cell table:number-columns-repeated="21"/>
        </table:table-row>
        <table:table-row table:style-name="ro1">
          <table:table-cell/>
          <table:table-cell table:style-name="ce4" table:formula="of:=[.$C$61]*[.B138]*[.D138]*[.I128]/[.G138]" office:value-type="string" office:string-value="" calcext:value-type="error">
            <text:p>#VALUE!</text:p>
          </table:table-cell>
          <table:table-cell table:number-columns-repeated="3"/>
          <table:table-cell table:style-name="ce7" table:formula="of:=SQRT([.F72]/[.C27])" office:value-type="float" office:value="0.882770940671697" calcext:value-type="float">
            <text:p>0,88277094067169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up</text:p>
          </table:table-cell>
          <table:table-cell table:number-columns-repeated="25"/>
        </table:table-row>
        <table:table-row table:style-name="ro1">
          <table:table-cell/>
          <table:table-cell table:formula="of:=[.$M$67]/(1+(2*[.L129]/[.C72]/[.J123]))" office:value-type="float" office:value="0.00811111370707835" calcext:value-type="float">
            <text:p>0,008111113707078</text:p>
          </table:table-cell>
          <table:table-cell table:number-columns-repeated="25"/>
        </table:table-row>
        <table:table-row table:style-name="ro1">
          <table:table-cell table:number-columns-repeated="17"/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14"/>
        </table:table-row>
        <table:table-row table:style-name="ro1">
          <table:table-cell table:formula="of:=[.B155]/48" office:value-type="float" office:value="145.833333333333" calcext:value-type="float">
            <text:p>145,833333333333</text:p>
          </table:table-cell>
          <table:table-cell table:formula="of:=[.B155]/315" office:value-type="float" office:value="22.2222222222222" calcext:value-type="float">
            <text:p>22,2222222222222</text:p>
          </table:table-cell>
          <table:table-cell table:formula="of:=315/[.B154]" office:value-type="float" office:value="14.175" calcext:value-type="float">
            <text:p>14,175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([.E154]-1)*[.G155]" office:value-type="float" office:value="0.00000272749586793038" calcext:value-type="float">
            <text:p>2,72749586793038E-06</text:p>
          </table:table-cell>
          <table:table-cell table:formula="of:=[.G155]" office:value-type="float" office:value="0.00000136374793396519" calcext:value-type="float">
            <text:p>1,36374793396519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/2/PI()/[.K155]/[.D154]/[.G158]" office:value-type="float" office:value="0.00000533583184139925" calcext:value-type="float">
            <text:p>5,33583184139925E-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office:value-type="float" office:value="7000" calcext:value-type="float">
            <text:p>7000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54]*[.G158]/[.K155]/2/PI()" office:value-type="float" office:value="0.00000136374793396519" calcext:value-type="float">
            <text:p>1,36374793396519E-06</text:p>
          </table:table-cell>
          <table:table-cell table:number-columns-repeated="3"/>
          <table:table-cell table:style-name="ce5" office:value-type="float" office:value="59000" calcext:value-type="float">
            <text:p>59000</text:p>
          </table:table-cell>
          <table:table-cell table:style-name="ce2" table:formula="of:=[.L156]*[.K155]" office:value-type="float" office:value="34810" calcext:value-type="float">
            <text:p>348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*0,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wx</text:p>
          </table:table-cell>
          <table:table-cell office:value-type="float" office:value="0.92" calcext:value-type="float">
            <text:p>0,92</text:p>
          </table:table-cell>
          <table:table-cell table:number-columns-repeated="15"/>
        </table:table-row>
        <table:table-row table:style-name="ro1">
          <table:table-cell/>
          <table:table-cell table:formula="of:=48*[.E160]/[.C158]*[.C160]" office:value-type="float" office:value="280.443223670127" calcext:value-type="float">
            <text:p>280,443223670127</text:p>
          </table:table-cell>
          <table:table-cell table:formula="of:=[.C84]/[.E161]" office:value-type="float" office:value="2.99002912450239" calcext:value-type="float">
            <text:p>2,99002912450239</text:p>
          </table:table-cell>
          <table:table-cell table:formula="of:=[.F69]/[.G69]+1" office:value-type="float" office:value="2.60440933407669" calcext:value-type="float">
            <text:p>2,60440933407669</text:p>
          </table:table-cell>
          <table:table-cell table:formula="of:=2*PI()*[.K155]*[.G154]/[.G158]" office:value-type="float" office:value="0.275" calcext:value-type="float">
            <text:p>0,275</text:p>
          </table:table-cell>
          <table:table-cell table:formula="of:=1/2/PI()/[.M154]/[.G158]/[.K155]" office:value-type="float" office:value="0.275" calcext:value-type="float">
            <text:p>0,275</text:p>
          </table:table-cell>
          <table:table-cell table:formula="of:=8/PI()/PI()*[.C72]^2*[.C154]" office:value-type="float" office:value="1.83837155600658" calcext:value-type="float">
            <text:p>1,83837155600658</text:p>
          </table:table-cell>
          <table:table-cell table:number-columns-repeated="3"/>
          <table:table-cell table:formula="of:=[.L155]/[.K155]" office:value-type="float" office:value="0.59" calcext:value-type="float">
            <text:p>0,59</text:p>
          </table:table-cell>
          <table:table-cell table:number-columns-repeated="4"/>
          <table:table-cell table:formula="of:=1/[.L155]" office:value-type="float" office:value="0.0000287273771904625" calcext:value-type="float">
            <text:p>2,87273771904625E-0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8/PI()/PI()*[.K158]*[.K158]*([.D158]-1)/SQRT(([.D158]*[.K158]*[.K158]-1)^2+[.E158]*[.E158]*[.K158]*[.K158]*([.K158]*[.K158]-1)^2*([.D158]-1)^2)" office:value-type="float" office:value="2.33702686391772" calcext:value-type="float">
            <text:p>2,33702686391772</text:p>
          </table:table-cell>
          <table:table-cell/>
          <table:table-cell table:formula="of:=[.D84]/[.E161]" office:value-type="float" office:value="7.47507281125598" calcext:value-type="float">
            <text:p>7,475072811255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164]" office:value-type="float" office:value="1160" calcext:value-type="float">
            <text:p>1160</text:p>
          </table:table-cell>
          <table:table-cell table:formula="of:=[.L166]/[.O164]" office:value-type="float" office:value="2866.56879854974" calcext:value-type="float">
            <text:p>2866,56879854974</text:p>
          </table:table-cell>
          <table:table-cell table:formula="of:=[.L155]" office:value-type="float" office:value="34810" calcext:value-type="float">
            <text:p>34810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164]*2*LN((2*[.L164]+[.M164])/[.M164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office:value-type="float" office:value="3.5" calcext:value-type="float">
            <text:p>3,5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167]^2" office:value-type="float" office:value="38.484510006475" calcext:value-type="float">
            <text:p>38,484510006475</text:p>
          </table:table-cell>
          <table:table-cell table:formula="of:=PI()*[.C167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168]" office:value-type="float" office:value="173.180295029137" calcext:value-type="float">
            <text:p>173,180295029137</text:p>
          </table:table-cell>
          <table:table-cell table:formula="of:=4.5*[.C168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69]/([.M169]+[.L169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/>
          <table:table-cell table:formula="of:=550/[.B169]" office:value-type="float" office:value="3.17588095058657" calcext:value-type="float">
            <text:p>3,17588095058657</text:p>
          </table:table-cell>
          <table:table-cell table:number-columns-repeated="25"/>
        </table:table-row>
        <table:table-row table:style-name="ro1">
          <table:table-cell/>
          <table:table-cell table:formula="of:=6*[.B169]" office:value-type="float" office:value="1039.08177017482" calcext:value-type="float">
            <text:p>1039,08177017482</text:p>
          </table:table-cell>
          <table:table-cell table:number-columns-repeated="11"/>
          <table:table-cell table:formula="of:=1/(2*[.N164]*0.05*10^-6*LN((2*[.L164]+[.M164])/[.M164]))" office:value-type="float" office:value="3481" calcext:value-type="float">
            <text:p>3481</text:p>
          </table:table-cell>
          <table:table-cell table:number-columns-repeated="13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12"/>
          <table:table-cell table:formula="of:=32/10" office:value-type="float" office:value="3.2" calcext:value-type="float">
            <text:p>3,2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10*[.M179]*[.M179]" office:value-type="float" office:value="102.4" calcext:value-type="float">
            <text:p>102,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186]/([.M186]+[.L186])" office:value-type="float" office:value="26.6666666666667" calcext:value-type="float">
            <text:p>26,6666666666667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: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0" calcext:value-type="float">
            <text:p>5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2"/>
          <table:table-cell office:value-type="float" office:value="0.009" calcext:value-type="float">
            <text:p>0,0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in</text:p>
          </table:table-cell>
          <table:table-cell office:value-type="string" calcext:value-type="string">
            <text:p>corrente de saida</text:p>
          </table:table-cell>
          <table:table-cell office:value-type="string" calcext:value-type="string">
            <text:p>R said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Cr</text:p>
          </table:table-cell>
          <table:table-cell table:number-columns-repeated="8"/>
          <table:table-cell office:value-type="string" calcext:value-type="string">
            <text:p>vgs</text:p>
          </table:table-cell>
          <table:table-cell table:number-columns-repeated="5"/>
        </table:table-row>
        <table:table-row table:style-name="ro1">
          <table:table-cell table:formula="of:=[.B196]/[.A192]" office:value-type="float" office:value="191.508086571357" calcext:value-type="float">
            <text:p>191,508086571357</text:p>
          </table:table-cell>
          <table:table-cell table:formula="of:=[.B196]/[.B192]" office:value-type="float" office:value="28.1975096792182" calcext:value-type="float">
            <text:p>28,1975096792182</text:p>
          </table:table-cell>
          <table:table-cell table:formula="of:=[.B192]/[.B195]" office:value-type="float" office:value="11.5613046580587" calcext:value-type="float">
            <text:p>11,5613046580587</text:p>
          </table:table-cell>
          <table:table-cell table:style-name="ce1" office:value-type="float" office:value="0.275" calcext:value-type="float">
            <text:p>0,275</text:p>
          </table:table-cell>
          <table:table-cell table:style-name="ce1" office:value-type="float" office:value="3" calcext:value-type="float">
            <text:p>3</text:p>
          </table:table-cell>
          <table:table-cell table:formula="of:=[.F154]" office:value-type="float" office:value="0.00000272749586793038" calcext:value-type="float">
            <text:p>2,72749586793038E-06</text:p>
          </table:table-cell>
          <table:table-cell table:formula="of:=1.7*10^-6" office:value-type="float" office:value="0.0000017" calcext:value-type="float">
            <text:p>1,7E-06</text:p>
          </table:table-cell>
          <table:table-cell table:formula="of:=10^-6*74" office:value-type="float" office:value="0.000074" calcext:value-type="float">
            <text:p>7,4E-05</text:p>
          </table:table-cell>
          <table:table-cell table:formula="of:=10^-6*60" office:value-type="float" office:value="0.00006" calcext:value-type="float">
            <text:p>6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formula="of:=1*20*10^-6" office:value-type="float" office:value="0.00002" calcext:value-type="float">
            <text:p>2E-05</text:p>
          </table:table-cell>
          <table:table-cell table:number-columns-repeated="6"/>
          <table:table-cell office:value-type="float" office:value="19.46" calcext:value-type="float">
            <text:p>19,46</text:p>
          </table:table-cell>
          <table:table-cell office:value-type="string" calcext:value-type="string">
            <text:p>us</text:p>
          </table:table-cell>
          <table:table-cell office:value-type="float" office:value="2.815" calcext:value-type="float">
            <text:p>2,815</text:p>
          </table:table-cell>
          <table:table-cell office:value-type="float" office:value="2.805" calcext:value-type="float">
            <text:p>2,805</text:p>
          </table:table-cell>
          <table:table-cell office:value-type="float" office:value="2.775" calcext:value-type="float">
            <text:p>2,775</text:p>
          </table:table-cell>
          <table:table-cell office:value-type="float" office:value="2.785" calcext:value-type="float">
            <text:p>2,785</text:p>
          </table:table-cell>
          <table:table-cell table:formula="of:=(2.751+2.798)/2" office:value-type="float" office:value="2.7745" calcext:value-type="float">
            <text:p>2,7745</text:p>
          </table:table-cell>
          <table:table-cell table:formula="of:=(2.744+2.789)/2" office:value-type="float" office:value="2.7665" calcext:value-type="float">
            <text:p>2,7665</text:p>
          </table:table-cell>
        </table:table-row>
        <table:table-row table:style-name="ro1">
          <table:table-cell office:value-type="string" calcext:value-type="string">
            <text:p>pot saida→</text:p>
          </table:table-cell>
          <table:table-cell table:style-name="ce5" table:formula="of:=6500*SQRT(2)" office:value-type="float" office:value="9192.38815542512" calcext:value-type="float">
            <text:p>9192,38815542512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195]*[.G199]/[.K196]/2/PI()" office:value-type="float" office:value="0.00000240430313255143" calcext:value-type="float">
            <text:p>2,40430313255143E-06</text:p>
          </table:table-cell>
          <table:table-cell table:number-columns-repeated="3"/>
          <table:table-cell table:style-name="ce5" table:formula="of:=[.J200]" office:value-type="float" office:value="27294.8475586966" calcext:value-type="float">
            <text:p>27294,8475586966</text:p>
          </table:table-cell>
          <table:table-cell table:style-name="ce2" table:formula="of:=[.L197]*[.K196]" office:value-type="float" office:value="17332.2281997723" calcext:value-type="float">
            <text:p>17332,2281997723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table:formula="of:=1/[.T195]/10^-6" office:value-type="float" office:value="51387.4614594039" calcext:value-type="float">
            <text:p>51387,4614594039</text:p>
          </table:table-cell>
          <table:table-cell office:value-type="string" calcext:value-type="string">
            <text:p>f_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table:number-columns-repeated="5"/>
          <table:table-cell office:value-type="float" office:value="140000" calcext:value-type="float">
            <text:p>140000</text:p>
          </table:table-cell>
          <table:table-cell table:formula="of:=0.635" office:value-type="float" office:value="0.635" calcext:value-type="float">
            <text:p>0,635</text:p>
          </table:table-cell>
          <table:table-cell office:value-type="string" calcext:value-type="string">
            <text:p>*0,1</text:p>
          </table:table-cell>
          <table:table-cell table:number-columns-repeated="3"/>
          <table:table-cell office:value-type="float" office:value="0.59" calcext:value-type="float">
            <text:p>0,5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1/SQRT([.G195]*[.M195])/2/PI()" office:value-type="float" office:value="27294.8475586966" calcext:value-type="float">
            <text:p>27294,8475586966</text:p>
          </table:table-cell>
          <table:table-cell office:value-type="string" calcext:value-type="string">
            <text:p>f_r</text:p>
          </table:table-cell>
          <table:table-cell table:formula="of:=1/SQRT(0.0000017*0.000004)/2/PI()" office:value-type="float" office:value="61033.1345767397" calcext:value-type="float">
            <text:p>61033,1345767397</text:p>
          </table:table-cell>
          <table:table-cell office:value-type="string" calcext:value-type="string">
            <text:p>os valores d lr e cr k estav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nsao saida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x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2"/>
          <table:table-cell table:formula="of:=[.T196]/[.T197]" office:value-type="float" office:value="1.88267992150889" calcext:value-type="float">
            <text:p>1,88267992150889</text:p>
          </table:table-cell>
          <table:table-cell office:value-type="string" calcext:value-type="string">
            <text:p>w_x</text:p>
          </table:table-cell>
          <table:table-cell table:number-columns-repeated="6"/>
        </table:table-row>
        <table:table-row table:style-name="ro1">
          <table:table-cell/>
          <table:table-cell table:formula="of:=[.A192]*[.$E$201]/[.$C$199]*[.C201]" office:value-type="float" office:value="489.996316218242" calcext:value-type="float">
            <text:p>489,996316218242</text:p>
          </table:table-cell>
          <table:table-cell office:value-type="float" office:value="3" calcext:value-type="float">
            <text:p>3</text:p>
          </table:table-cell>
          <table:table-cell table:formula="of:=[.F195]/[.G195]+1" office:value-type="float" office:value="2.60440933407669" calcext:value-type="float">
            <text:p>2,60440933407669</text:p>
          </table:table-cell>
          <table:table-cell table:formula="of:=2*PI()*[.K196]*[.G195]/[.G199]" office:value-type="float" office:value="0.194443035768078" calcext:value-type="float">
            <text:p>0,194443035768078</text:p>
          </table:table-cell>
          <table:table-cell table:formula="of:=1/2/PI()/[.M195]/[.G199]/[.K196]" office:value-type="float" office:value="0.194443035768078" calcext:value-type="float">
            <text:p>0,194443035768078</text:p>
          </table:table-cell>
          <table:table-cell table:formula="of:=8/PI()/PI()*[.C72]^2*[.C195]" office:value-type="float" office:value="1.49939849267735" calcext:value-type="float">
            <text:p>1,4993984926773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[.L196]/[.K196]" office:value-type="float" office:value="0.635" calcext:value-type="float">
            <text:p>0,635</text:p>
          </table:table-cell>
          <table:table-cell/>
          <table:table-cell table:formula="of:=[.T197]*[.L197]" office:value-type="float" office:value="17332.2281997723" calcext:value-type="float">
            <text:p>17332,2281997723</text:p>
          </table:table-cell>
          <table:table-cell office:value-type="string" calcext:value-type="string">
            <text:p>fs</text:p>
          </table:table-cell>
          <table:table-cell/>
          <table:table-cell table:formula="of:=1/[.L196]" office:value-type="float" office:value="0.0000576959862560047" calcext:value-type="float">
            <text:p>5,76959862560047E-05</text:p>
          </table:table-cell>
          <table:table-cell table:number-columns-repeated="11"/>
        </table:table-row>
        <table:table-row table:style-name="ro1">
          <table:table-cell/>
          <table:table-cell table:formula="of:=[.A192]*[.$E$201]/[.$C$199]*[.C202]" office:value-type="float" office:value="604.508724883142" calcext:value-type="float">
            <text:p>604,50872488314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formula="of:=1/SQRT([.G195]*[.M195])/2/PI()" office:value-type="float" office:value="27294.8475586966" calcext:value-type="float">
            <text:p>27294,8475586966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8/PI()/PI()*[.K199]*[.K199]*([.D199]-1)/SQRT(([.D199]*[.K199]*[.K199]-1)^2+[.E199]*[.E199]*[.K199]*[.K199]*([.K199]*[.K199]-1)^2*([.D199]-1)^2)" office:value-type="float" office:value="4.08330263515202" calcext:value-type="float">
            <text:p>4,08330263515202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1/SQRT((1+1/([.D199]-1)*(1-1/[.K199]/[.K199]))^2+[.G207]*[.G207]*([.K199]-1/[.K199])^2)" office:value-type="float" office:value="5.03757270735951" calcext:value-type="float">
            <text:p>5,03757270735951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/(1/[.L202]*[.K202])" office:value-type="float" office:value="4.5" calcext:value-type="float">
            <text:p>4,5</text:p>
          </table:table-cell>
          <table:table-cell table:formula="of:=1/(1/4+1/8)" office:value-type="float" office:value="2.66666666666667" calcext:value-type="float">
            <text:p>2,66666666666667</text:p>
          </table:table-cell>
          <table:table-cell table:formula="of:=1/(1/3.3+1/3.3)" office:value-type="float" office:value="1.65" calcext:value-type="float">
            <text:p>1,6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6.8/4" office:value-type="float" office:value="1.7" calcext:value-type="float">
            <text:p>1,7</text:p>
          </table:table-cell>
          <table:table-cell table:number-columns-repeated="2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está com 10*+ de cr e 10*- de Lm e Lr</text:p>
          </table:table-cell>
          <table:table-cell table:number-columns-repeated="3"/>
          <table:table-cell office:value-type="string" calcext:value-type="string">
            <text:p>Q2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1/[.G199]*SQRT([.G195]/[.M195])" office:value-type="float" office:value="0.194443035768078" calcext:value-type="float">
            <text:p>0,194443035768078</text:p>
          </table:table-cell>
          <table:table-cell table:number-columns-repeated="3"/>
          <table:table-cell table:formula="of:=0.005*10^-6" office:value-type="float" office:value="0.000000005" calcext:value-type="float">
            <text:p>5E-09</text:p>
          </table:table-cell>
          <table:table-cell office:value-type="float" office:value="1000" calcext:value-type="float">
            <text:p>1000</text:p>
          </table:table-cell>
          <table:table-cell table:formula="of:=1.16*[.L207]" office:value-type="float" office:value="1160" calcext:value-type="float">
            <text:p>1160</text:p>
          </table:table-cell>
          <table:table-cell table:formula="of:=[.L209]/[.O207]" office:value-type="float" office:value="5757.20898244504" calcext:value-type="float">
            <text:p>5757,20898244504</text:p>
          </table:table-cell>
          <table:table-cell table:formula="of:=[.L196]" office:value-type="float" office:value="17332.2281997723" calcext:value-type="float">
            <text:p>17332,2281997723</text:p>
          </table:table-cell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rente com 3 voltas</text:p>
          </table:table-cell>
          <table:table-cell table:number-columns-repeated="9"/>
          <table:table-cell table:formula="of:=1/([.K207]*2*LN((2*[.L207]+[.M207])/[.M207]))" office:value-type="float" office:value="99785259.8775163" calcext:value-type="float">
            <text:p>99785259,87751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io fio</text:p>
          </table:table-cell>
          <table:table-cell table:formula="of:=14/3/2" office:value-type="float" office:value="2.33333333333333" calcext:value-type="float">
            <text:p>2,33333333333333</text:p>
          </table:table-cell>
          <table:table-cell table:formula="of:=22.5/3/2" office:value-type="float" office:value="3.75" calcext:value-type="float">
            <text:p>3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m2</text:p>
          </table:table-cell>
          <table:table-cell table:formula="of:=PI()*[.B210]^2" office:value-type="float" office:value="17.1042266695444" calcext:value-type="float">
            <text:p>17,1042266695444</text:p>
          </table:table-cell>
          <table:table-cell table:formula="of:=PI()*[.C210]^2" office:value-type="float" office:value="44.1786466911065" calcext:value-type="float">
            <text:p>44,1786466911065</text:p>
          </table:table-cell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p max</text:p>
          </table:table-cell>
          <table:table-cell table:formula="of:=4.5*[.B211]" office:value-type="float" office:value="76.9690200129499" calcext:value-type="float">
            <text:p>76,9690200129499</text:p>
          </table:table-cell>
          <table:table-cell table:formula="of:=4.5*[.C211]" office:value-type="float" office:value="198.803910109979" calcext:value-type="float">
            <text:p>198,803910109979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table:number-columns-repeated="11"/>
          <table:table-cell table:formula="of:=48*[.M212]/([.M212]+[.L212])" office:value-type="float" office:value="43.6363636363636" calcext:value-type="float">
            <text:p>43,6363636363636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capacitors</text:p>
          </table:table-cell>
          <table:table-cell table:number-columns-repeated="8"/>
        </table:table-row>
        <table:table-row table:style-name="ro1">
          <table:table-cell table:number-columns-repeated="13"/>
          <table:table-cell table:formula="of:=1/(2*[.N207]*0.05*10^-6*LN((2*[.L207]+[.M207])/[.M207]))" office:value-type="float" office:value="1733.22281997723" calcext:value-type="float">
            <text:p>1733,222819977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S215]/4"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U215]*[.T215]" office:value-type="float" office:value="0.5" calcext:value-type="float">
            <text:p>0,5</text:p>
          </table:table-cell>
          <table:table-cell table:formula="of:=[.U215]*20.4" office:value-type="float" office:value="40.8" calcext:value-type="float">
            <text:p>40,8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6]/3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 table:formula="of:=[.U216]*[.T216]" office:value-type="float" office:value="0" calcext:value-type="float">
            <text:p>0</text:p>
          </table:table-cell>
          <table:table-cell table:formula="of:=[.U216]*2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67*6.11" office:value-type="float" office:value="409.37" calcext:value-type="float">
            <text:p>409,37</text:p>
          </table:table-cell>
          <table:table-cell table:number-columns-repeated="2"/>
          <table:table-cell office:value-type="float" office:value="3.3" calcext:value-type="float">
            <text:p>3,3</text:p>
          </table:table-cell>
          <table:table-cell table:formula="of:=[.S217]/3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formula="of:=[.U217]*[.T217]" office:value-type="float" office:value="0" calcext:value-type="float">
            <text:p>0</text:p>
          </table:table-cell>
          <table:table-cell table:formula="of:=[.U217]*35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formula="of:=[.S218]/2"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table:formula="of:=[.U218]*[.T218]" office:value-type="float" office:value="9" calcext:value-type="float">
            <text:p>9</text:p>
          </table:table-cell>
          <table:table-cell table:formula="of:=[.U218]*20.4" office:value-type="float" office:value="367.2" calcext:value-type="float">
            <text:p>367,2</text:p>
          </table:table-cell>
          <table:table-cell table:number-columns-repeated="4"/>
        </table:table-row>
        <table:table-row table:style-name="ro1">
          <table:table-cell table:number-columns-repeated="21"/>
          <table:table-cell table:formula="of:=SUM([.V215:.V218])" office:value-type="float" office:value="9.5" calcext:value-type="float">
            <text:p>9,5</text:p>
          </table:table-cell>
          <table:table-cell table:formula="of:=SUM([.W215:.W218])"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1"/>
          <table:table-cell table:formula="of:=[.V219]*0.93" office:value-type="float" office:value="8.835" calcext:value-type="float">
            <text:p>8,8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formula="of:=[.V219]*1.07" office:value-type="float" office:value="10.165" calcext:value-type="float">
            <text:p>10,1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888" office:value-type="float" office:value="888" calcext:value-type="float">
            <text:p>888</text:p>
          </table:table-cell>
          <table:table-cell/>
          <table:table-cell table:formula="of:=1/0.0005" office:value-type="float" office:value="2000" calcext:value-type="float">
            <text:p>2000</text:p>
          </table:table-cell>
          <table:table-cell table:formula="of:=2.5/1.3" office:value-type="float" office:value="1.92307692307692" calcext:value-type="float">
            <text:p>1,9230769230769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2.5" calcext:value-type="float">
            <text:p>2,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24]/[.C225]" office:value-type="float" office:value="1923.07692307692" calcext:value-type="float">
            <text:p>1923,07692307692</text:p>
          </table:table-cell>
          <table:table-cell table:number-columns-repeated="11"/>
          <table:table-cell table:formula="of:=1/(1/0.0000068*4+1/0.0000008)" office:value-type="float" office:value="0.000000544" calcext:value-type="float">
            <text:p>5,44E-07</text:p>
          </table:table-cell>
          <table:table-cell table:number-columns-repeated="12"/>
        </table:table-row>
        <table:table-row table:style-name="ro1">
          <table:table-cell table:number-columns-repeated="18"/>
          <table:table-cell table:formula="of:=321*321/7200/SQRT(2)" office:value-type="float" office:value="10.119581922256" calcext:value-type="float">
            <text:p>10,1195819222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3.1" calcext:value-type="float">
            <text:p>3,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900" calcext:value-type="float">
            <text:p>900</text:p>
          </table:table-cell>
          <table:table-cell table:number-columns-repeated="15"/>
          <table:table-cell table:formula="of:=0.333333/0.5" office:value-type="float" office:value="0.666666" calcext:value-type="float">
            <text:p>0,6666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65" office:value-type="float" office:value="0.0065" calcext:value-type="float">
            <text:p>0,006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30]/[.C231]" office:value-type="float" office:value="769.230769230769" calcext:value-type="float">
            <text:p>769,23076923076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vgs</text:p>
          </table:table-cell>
          <table:table-cell office:value-type="float" office:value="2.9" calcext:value-type="float">
            <text:p>2,9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0.0013" office:value-type="float" office:value="0.0013" calcext:value-type="float">
            <text:p>0,0013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[.C236]/[.C237]" office:value-type="float" office:value="3846.15384615385" calcext:value-type="float">
            <text:p>3846,15384615385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veria ser em relacao a fs e não tempo</text:p>
          </table:table-cell>
          <table:table-cell table:number-columns-repeated="4"/>
          <table:table-cell office:value-type="string" calcext:value-type="string">
            <text:p>no sense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0]" office:value-type="float" office:value="3.65714285714286" calcext:value-type="float">
            <text:p>3,65714285714286</text:p>
          </table:table-cell>
          <table:table-cell table:formula="of:=[.B240]+([.C240]*[.D240]+[.E240])*[.F240]" office:value-type="float" office:value="0.53" calcext:value-type="float">
            <text:p>0,53</text:p>
          </table:table-cell>
          <table:table-cell table:formula="of:=[.B240]+(-[.C240]+[.E240])*[.F240]" office:value-type="float" office:value="2.87" calcext:value-type="float">
            <text:p>2,87</text:p>
          </table:table-cell>
          <table:table-cell table:formula="of:=(-[.C240]+[.E240])" office:value-type="float" office:value="-24" calcext:value-type="float">
            <text:p>-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12-12-0.0001)/(3.66-3.66+0.00001)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1]" office:value-type="float" office:value="3.65714285714286" calcext:value-type="float">
            <text:p>3,65714285714286</text:p>
          </table:table-cell>
          <table:table-cell table:formula="of:=[.B241]+([.C241]*[.D241]+[.E241])*[.F241]" office:value-type="float" office:value="0.66" calcext:value-type="float">
            <text:p>0,66</text:p>
          </table:table-cell>
          <table:table-cell table:formula="of:=[.B241]+(-[.C241]+[.E241])*[.F241]" office:value-type="float" office:value="3" calcext:value-type="float">
            <text:p>3</text:p>
          </table:table-cell>
          <table:table-cell table:formula="of:=(-[.C241]+[.E241])" office:value-type="float" office:value="-12" calcext:value-type="float">
            <text:p>-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24-24-0.0000001)/(3.66-3.66+1E-015)" office:value-type="float" office:value="-100000000" calcext:value-type="float">
            <text:p>-100000000</text:p>
          </table:table-cell>
          <table:table-cell office:value-type="float" office:value="24" calcext:value-type="float">
            <text:p>24</text:p>
          </table:table-cell>
          <table:table-cell table:formula="of:=0.26/(24)" office:value-type="float" office:value="0.0108333333333333" calcext:value-type="float">
            <text:p>0,010833333333333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G242]" office:value-type="float" office:value="3.65714285714286" calcext:value-type="float">
            <text:p>3,65714285714286</text:p>
          </table:table-cell>
          <table:table-cell table:formula="of:=[.B242]+([.C242]*[.D242]+[.E242])*[.F242]" office:value-type="float" office:value="-25999996.61" calcext:value-type="float">
            <text:p>-25999996,61</text:p>
          </table:table-cell>
          <table:table-cell table:formula="of:=[.B242]+(-[.C242]+[.E242])*[.F242]" office:value-type="float" office:value="3.13" calcext:value-type="float">
            <text:p>3,13</text:p>
          </table:table-cell>
          <table:table-cell table:formula="of:=(-[.C242]+[.E242])"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0.85" calcext:value-type="float">
            <text:p>0,85</text:p>
          </table:table-cell>
          <table:table-cell office:value-type="float" office:value="8.8" calcext:value-type="float">
            <text:p>8,8</text:p>
          </table:table-cell>
          <table:table-cell office:value-type="float" office:value="1.12" calcext:value-type="float">
            <text:p>1,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8" calcext:value-type="float">
            <text:p>0,002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46]/[.C247]" office:value-type="float" office:value="1200" calcext:value-type="float">
            <text:p>1200</text:p>
          </table:table-cell>
          <table:table-cell table:formula="of:=[.D246]/[.D247]" office:value-type="float" office:value="170" calcext:value-type="float">
            <text:p>170</text:p>
          </table:table-cell>
          <table:table-cell table:formula="of:=[.E246]/[.E247]" office:value-type="float" office:value="3142.85714285714" calcext:value-type="float">
            <text:p>3142,85714285714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1]*[.D251]/([.E251]+[.D251])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230" calcext:value-type="float">
            <text:p>23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4]*[.D254]/([.E254]+[.D254])" office:value-type="float" office:value="11.6292134831461" calcext:value-type="float">
            <text:p>11,62921348314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6000" calcext:value-type="float">
            <text:p>6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C257]*[.D257]/([.E257]+[.D257])" office:value-type="float" office:value="3.48686244204019" calcext:value-type="float">
            <text:p>3,48686244204019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F240]" office:value-type="float" office:value="0.0108333333333333" calcext:value-type="float">
            <text:p>0,010833333333333</text:p>
          </table:table-cell>
          <table:table-cell table:formula="of:=[.C261]*[.E261]" office:value-type="float" office:value="108.333333333333" calcext:value-type="float">
            <text:p>108,333333333333</text:p>
          </table:table-cell>
          <table:table-cell office:value-type="float" office:value="10000" calcext:value-type="float">
            <text:p>1000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D261]/[.E261]" office:value-type="float" office:value="0.0108333333333333" calcext:value-type="float">
            <text:p>0,010833333333333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1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15" calcext:value-type="float">
            <text:p>0,015</text:p>
          </table:table-cell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H264]*[.I264]/([.J264]+[.I264])" office:value-type="float" office:value="19.6875" calcext:value-type="float">
            <text:p>19,6875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D265]/[.E265]" office:value-type="float" office:value="0.007" calcext:value-type="float">
            <text:p>0,00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00000" calcext:value-type="float">
            <text:p>100000000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/[.E271]/[.F271]*50*0.0001" office:value-type="float" office:value="0.00005" calcext:value-type="float">
            <text:p>5E-05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float" office:value="3.13" calcext:value-type="float">
            <text:p>3,13</text:p>
          </table:table-cell>
          <table:table-cell office:value-type="float" office:value="24" calcext:value-type="float">
            <text:p>24</text:p>
          </table:table-cell>
          <table:table-cell table:formula="of:=(0-0-0.0001)/(3.66-3.66+0.00001)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0.007" calcext:value-type="float">
            <text:p>0,007</text:p>
          </table:table-cell>
          <table:table-cell table:formula="of:=315/24" office:value-type="float" office:value="13.125" calcext:value-type="float">
            <text:p>13,125</text:p>
          </table:table-cell>
          <table:table-cell table:formula="of:=48/[.H275]" office:value-type="float" office:value="3.65714285714286" calcext:value-type="float">
            <text:p>3,65714285714286</text:p>
          </table:table-cell>
          <table:table-cell table:formula="of:=[.C275]+([.D275]*[.E275]+[.F275])*[.G275]" office:value-type="float" office:value="1.45" calcext:value-type="float">
            <text:p>1,45</text:p>
          </table:table-cell>
          <table:table-cell table:formula="of:=[.C275]+(-[.D275]+[.F275])*[.G275]" office:value-type="float" office:value="2.962" calcext:value-type="float">
            <text:p>2,962</text:p>
          </table:table-cell>
          <table:table-cell table:formula="of:=(-[.D275]+[.F275])" office:value-type="float" office:value="-24" calcext:value-type="float">
            <text:p>-24</text:p>
          </table:table-cell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008" calcext:value-type="float">
            <text:p>0,008</text:p>
          </table:table-cell>
          <table:table-cell table:formula="of:=[.B279]*[.D279]" office:value-type="float" office:value="2000" calcext:value-type="float">
            <text:p>2000</text:p>
          </table:table-cell>
          <table:table-cell table:formula="of:=0.25*[.E279]" office:value-type="float" office:value="250000" calcext:value-type="float">
            <text:p>250000</text:p>
          </table:table-cell>
          <table:table-cell table:formula="of:=10^6"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table:formula="of:=[.F279]*[.B279]" office:value-type="float" office:value="0.096" calcext:value-type="float">
            <text:p>0,09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281]*[.B281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1/[.B281]/[.D279]" office:value-type="float" office:value="0.00004" calcext:value-type="float">
            <text:p>4E-0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35.7*10^3" office:value-type="float" office:value="35700" calcext:value-type="float">
            <text:p>35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8]/[.D288]" office:value-type="float" office:value="-0.0209059233449477" calcext:value-type="float">
            <text:p>-0,020905923344948</text:p>
          </table:table-cell>
          <table:table-cell office:value-type="float" office:value="600" calcext:value-type="float">
            <text:p>60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89]/[.D289]" office:value-type="float" office:value="-0.0156794425087108" calcext:value-type="float">
            <text:p>-0,015679442508711</text:p>
          </table:table-cell>
          <table:table-cell office:value-type="float" office:value="450" calcext:value-type="float">
            <text:p>450</text:p>
          </table:table-cell>
          <table:table-cell office:value-type="float" office:value="28700" calcext:value-type="float">
            <text:p>28700</text:p>
          </table:table-cell>
          <table:table-cell table:formula="of:=22*10^-6" office:value-type="float" office:value="0.000022" calcext:value-type="float">
            <text:p>2,2E-05</text:p>
          </table:table-cell>
          <table:table-cell table:number-columns-repeated="22"/>
        </table:table-row>
        <table:table-row table:style-name="ro1">
          <table:table-cell/>
          <table:table-cell table:formula="of:=-[.C290]/[.D290]" office:value-type="float" office:value="-0.0191570881226054" calcext:value-type="float">
            <text:p>-0,019157088122605</text:p>
          </table:table-cell>
          <table:table-cell office:value-type="float" office:value="500" calcext:value-type="float">
            <text:p>500</text:p>
          </table:table-cell>
          <table:table-cell office:value-type="float" office:value="26100" calcext:value-type="float">
            <text:p>26100</text:p>
          </table:table-cell>
          <table:table-cell office:value-type="float" office:value="0.000018" calcext:value-type="float">
            <text:p>1,8E-05</text:p>
          </table:table-cell>
          <table:table-cell table:formula="of:=[.E290]*(1+[.C312])" office:value-type="float" office:value="0.0000185161290322581" calcext:value-type="float">
            <text:p>1,85161290322581E-05</text:p>
          </table:table-cell>
          <table:table-cell table:formula="of:=[.B290]*-12+[.H290]*[.B290]" office:value-type="float" office:value="0.0383141762452107" calcext:value-type="float">
            <text:p>0,038314176245211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[.D290]*(1+[.C313])" office:value-type="float" office:value="27042.238267148" calcext:value-type="float">
            <text:p>27042,238267148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291]*(1+[.C313])" office:value-type="float" office:value="28018.4923562147" calcext:value-type="float">
            <text:p>28018,492356214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32400" calcext:value-type="float">
            <text:p>32400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7]/[.D287]" office:value-type="float" office:value="-0.0210084033613445" calcext:value-type="float">
            <text:p>-0,02100840336134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8]/[.D288]" office:value-type="float" office:value="-0.0209059233449477" calcext:value-type="float">
            <text:p>-0,02090592334494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-[.C289]/[.D289]" office:value-type="float" office:value="-0.0156794425087108" calcext:value-type="float">
            <text:p>-0,015679442508711</text:p>
          </table:table-cell>
          <table:table-cell table:formula="of:=12-3.5" office:value-type="float" office:value="8.5" calcext:value-type="float">
            <text:p>8,5</text:p>
          </table:table-cell>
          <table:table-cell table:formula="of:=[.D297]*[.C297]" office:value-type="float" office:value="-0.133275261324042" calcext:value-type="float">
            <text:p>-0,13327526132404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0]/[.D290]" office:value-type="float" office:value="-0.0191570881226054" calcext:value-type="float">
            <text:p>-0,019157088122605</text:p>
          </table:table-cell>
          <table:table-cell/>
          <table:table-cell table:formula="of:=[.D298]*[.C298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1]/[.D291]" office:value-type="float" office:value="-0" calcext:value-type="float">
            <text:p>0</text:p>
          </table:table-cell>
          <table:table-cell/>
          <table:table-cell table:formula="of:=[.D299]*[.C299]" office:value-type="float" office:value="-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2]/[.D292]" office:value-type="float" office:value="-0.0178453570464542" calcext:value-type="float">
            <text:p>-0,017845357046454</text:p>
          </table:table-cell>
          <table:table-cell office:value-type="float" office:value="2.1" calcext:value-type="float">
            <text:p>2,1</text:p>
          </table:table-cell>
          <table:table-cell table:formula="of:=[.D300]*[.C300]" office:value-type="float" office:value="-0.0374752497975538" calcext:value-type="float">
            <text:p>-0,03747524979755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-[.C293]/[.D293]" office:value-type="float" office:value="-0.0216049382716049" calcext:value-type="float">
            <text:p>-0,02160493827160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7]/[.E287]" office:value-type="float" office:value="-1.27323656735421" calcext:value-type="float">
            <text:p>-1,2732365673542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8]/[.E288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Ki</text:p>
          </table:table-cell>
          <table:table-cell table:formula="of:=-1/[.D289]/[.E289]" office:value-type="float" office:value="-1.58378207158695" calcext:value-type="float">
            <text:p>-1,58378207158695</text:p>
          </table:table-cell>
          <table:table-cell table:number-columns-repeated="24"/>
        </table:table-row>
        <table:table-row table:style-name="ro1">
          <table:table-cell/>
          <table:table-cell table:formula="of:=6/9" office:value-type="float" office:value="0.666666666666667" calcext:value-type="float">
            <text:p>0,666666666666667</text:p>
          </table:table-cell>
          <table:table-cell table:formula="of:=-1/[.D293]/[.E290]" office:value-type="float" office:value="-1.71467764060357" calcext:value-type="float">
            <text:p>-1,7146776406035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formula="of:=230/6000" office:value-type="float" office:value="0.0383333333333333" calcext:value-type="float">
            <text:p>0,03833333333333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8/279" office:value-type="float" office:value="0.028673835125448" calcext:value-type="float">
            <text:p>0,028673835125448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10/277" office:value-type="float" office:value="0.036101083032491" calcext:value-type="float">
            <text:p>0,03610108303249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F316]/[.E316]*12/3" office:value-type="float" office:value="0.0903614457831325" calcext:value-type="float">
            <text:p>0,090361445783133</text:p>
          </table:table-cell>
          <table:table-cell office:value-type="float" office:value="33200" calcext:value-type="float">
            <text:p>33200</text:p>
          </table:table-cell>
          <table:table-cell office:value-type="float" office:value="750" calcext:value-type="float">
            <text:p>750</text:p>
          </table:table-cell>
          <table:table-cell table:formula="of:=1/[.E316]/[.E290]" office:value-type="float" office:value="1.67336010709505" calcext:value-type="float">
            <text:p>1,67336010709505</text:p>
          </table:table-cell>
          <table:table-cell table:number-columns-repeated="20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9" office:value-type="float" office:value="100000" calcext:value-type="float">
            <text:p>100000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table:formula="of:=1/[.C321]/[.D321]*[.E321]*[.F321]" office:value-type="float" office:value="0.42" calcext:value-type="float">
            <text:p>0,4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24]/[.C321]" office:value-type="float" office:value="0.00787" calcext:value-type="float">
            <text:p>0,00787</text:p>
          </table:table-cell>
          <table:table-cell table:formula="of:=12" office:value-type="float" office:value="12" calcext:value-type="float">
            <text:p>12</text:p>
          </table:table-cell>
          <table:table-cell table:formula="of:=[.D324]*[.E324]" office:value-type="float" office:value="0.09444" calcext:value-type="float">
            <text:p>0,0944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24]-[.G321]" office:value-type="float" office:value="2.58556" calcext:value-type="float">
            <text:p>2,5855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28]/[.D328]*[.E328]*[.F328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1]/[.C328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31]*[.E331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1]-[.G328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6" calcext:value-type="float">
            <text:p>0,006</text:p>
          </table:table-cell>
          <table:table-cell table:formula="of:=1/[.C335]/[.D335]*[.E335]*[.F335]" office:value-type="float" office:value="0.363587395636951" calcext:value-type="float">
            <text:p>0,36358739563695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38]/[.C335]" office:value-type="float" office:value="0.0249050632911392" calcext:value-type="float">
            <text:p>0,024905063291139</text:p>
          </table:table-cell>
          <table:table-cell office:value-type="float" office:value="1" calcext:value-type="float">
            <text:p>1</text:p>
          </table:table-cell>
          <table:table-cell table:formula="of:=[.D338]*[.E338]" office:value-type="float" office:value="0.0249050632911392" calcext:value-type="float">
            <text:p>0,024905063291139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38]-[.G335]" office:value-type="float" office:value="2.71150754107191" calcext:value-type="float">
            <text:p>2,71150754107191</text:p>
          </table:table-cell>
          <table:table-cell table:number-columns-repeated="20"/>
        </table:table-row>
        <table:table-row table:style-name="ro1">
          <table:table-cell table:number-columns-repeated="9"/>
          <table:table-cell table:formula="of:=1/0.3" office:value-type="float" office:value="3.33333333333333" calcext:value-type="float">
            <text:p>3,33333333333333</text:p>
          </table:table-cell>
          <table:table-cell table:formula="of:=31600/[.J340]" office:value-type="float" office:value="9480" calcext:value-type="float">
            <text:p>9480</text:p>
          </table:table-cell>
          <table:table-cell table:formula="of:=3.1*[.J340]" office:value-type="float" office:value="10.3333333333333" calcext:value-type="float">
            <text:p>10,3333333333333</text:p>
          </table:table-cell>
          <table:table-cell table:formula="of:=10000/[.J340]" office:value-type="float" office:value="3000" calcext:value-type="float">
            <text:p>300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.3*2" office:value-type="float" office:value="7.27272727272727" calcext:value-type="float">
            <text:p>7,27272727272727</text:p>
          </table:table-cell>
          <table:table-cell office:value-type="float" office:value="0" calcext:value-type="float">
            <text:p>0</text:p>
          </table:table-cell>
          <table:table-cell table:formula="of:=1/[.C343]/[.D343]*[.E343]*[.F343]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46]/[.C343]" office:value-type="float" office:value="0.0249050632911392" calcext:value-type="float">
            <text:p>0,024905063291139</text:p>
          </table:table-cell>
          <table:table-cell table:formula="of:=12" office:value-type="float" office:value="12" calcext:value-type="float">
            <text:p>12</text:p>
          </table:table-cell>
          <table:table-cell table:formula="of:=[.D346]*[.E346]" office:value-type="float" office:value="0.298860759493671" calcext:value-type="float">
            <text:p>0,298860759493671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46]-[.G343]" office:value-type="float" office:value="2.80113924050633" calcext:value-type="float">
            <text:p>2,80113924050633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1600" calcext:value-type="float">
            <text:p>31600</text:p>
          </table:table-cell>
          <table:table-cell office:value-type="float" office:value="0.0000047" calcext:value-type="float">
            <text:p>4,7E-06</text:p>
          </table:table-cell>
          <table:table-cell table:formula="of:=12/3+(12-12/3)/2" office:value-type="float" office:value="8" calcext:value-type="float">
            <text:p>8</text:p>
          </table:table-cell>
          <table:table-cell office:value-type="float" office:value="0.000363" calcext:value-type="float">
            <text:p>0,000363</text:p>
          </table:table-cell>
          <table:table-cell table:formula="of:=1/[.C350]/[.D350]*[.E350]*[.F350]" office:value-type="float" office:value="0.0195529221653649" calcext:value-type="float">
            <text:p>0,01955292216536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53]/[.C350]" office:value-type="float" office:value="0.0249050632911392" calcext:value-type="float">
            <text:p>0,024905063291139</text:p>
          </table:table-cell>
          <table:table-cell table:formula="of:=12/3" office:value-type="float" office:value="4" calcext:value-type="float">
            <text:p>4</text:p>
          </table:table-cell>
          <table:table-cell table:formula="of:=[.D353]*[.E353]" office:value-type="float" office:value="0.099620253164557" calcext:value-type="float">
            <text:p>0,099620253164557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53]-[.G350]" office:value-type="float" office:value="2.98082682467008" calcext:value-type="float">
            <text:p>2,98082682467008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450" calcext:value-type="float">
            <text:p>8450</text:p>
          </table:table-cell>
          <table:table-cell office:value-type="float" office:value="0.0000047" calcext:value-type="float">
            <text:p>4,7E-06</text:p>
          </table:table-cell>
          <table:table-cell table:formula="of:=12/2+(12-12/2)/2" office:value-type="float" office:value="9" calcext:value-type="float">
            <text:p>9</text:p>
          </table:table-cell>
          <table:table-cell office:value-type="float" office:value="0.003" calcext:value-type="float">
            <text:p>0,003</text:p>
          </table:table-cell>
          <table:table-cell table:formula="of:=1/[.C357]/[.D357]*[.E357]*[.F357]" office:value-type="float" office:value="0.679843887699861" calcext:value-type="float">
            <text:p>0,679843887699861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C360]/[.C357]" office:value-type="float" office:value="0.0931360946745562" calcext:value-type="float">
            <text:p>0,093136094674556</text:p>
          </table:table-cell>
          <table:table-cell office:value-type="float" office:value="1" calcext:value-type="float">
            <text:p>1</text:p>
          </table:table-cell>
          <table:table-cell table:formula="of:=[.D360]*[.E360]" office:value-type="float" office:value="0.0931360946745562" calcext:value-type="float">
            <text:p>0,0931360946745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formula="of:=3.1-[.F360]-[.G357]" office:value-type="float" office:value="2.32702001762558" calcext:value-type="float">
            <text:p>2,32702001762558</text:p>
          </table:table-cell>
          <table:table-cell table:number-columns-repeated="2"/>
          <table:table-cell table:formula="of:=SQRT(90/10)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315/6000*315" office:value-type="float" office:value="16.5375" calcext:value-type="float">
            <text:p>16,5375</text:p>
          </table:table-cell>
          <table:table-cell/>
          <table:table-cell table:style-name="ce9" office:value-type="float" office:value="8450" calcext:value-type="float">
            <text:p>8450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table:formula="of:=12-377*230/(230+6000)" office:value-type="float" office:value="-1.91813804173355" calcext:value-type="float">
            <text:p>-1,91813804173355</text:p>
          </table:table-cell>
          <table:table-cell table:style-name="ce9"/>
          <table:table-cell table:style-name="ce9" table:formula="of:=[.C364]/[.D364]*[.E364]" office:value-type="float" office:value="-0.162082664526485" calcext:value-type="float">
            <text:p>-0,162082664526485</text:p>
          </table:table-cell>
          <table:table-cell table:number-columns-repeated="2"/>
          <table:table-cell table:formula="of:=10.33-0.9" office:value-type="float" office:value="9.43" calcext:value-type="float">
            <text:p>9,43</text:p>
          </table:table-cell>
          <table:table-cell table:formula="of:=5110*2.8/2.7" office:value-type="float" office:value="5299.25925925926" calcext:value-type="float">
            <text:p>5299,259259259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8450" calcext:value-type="float">
            <text:p>8450</text:p>
          </table:table-cell>
          <table:table-cell table:formula="of:=12-377*230/(230+6000)" office:value-type="float" office:value="-1.91813804173355" calcext:value-type="float">
            <text:p>-1,91813804173355</text:p>
          </table:table-cell>
          <table:table-cell/>
          <table:table-cell table:formula="of:=[.C365]/[.D365]*[.E365]" office:value-type="float" office:value="-0.211335682467921" calcext:value-type="float">
            <text:p>-0,211335682467921</text:p>
          </table:table-cell>
          <table:table-cell table:number-columns-repeated="2"/>
          <table:table-cell table:formula="of:=2.8*10000/9.43" office:value-type="float" office:value="2969.24708377519" calcext:value-type="float">
            <text:p>2969,247083775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366]/[.D366]*[.E366]" office:value-type="float" office:value="1.2" calcext:value-type="float">
            <text:p>1,2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formula="of:=0.16-0.19" office:value-type="float" office:value="-0.03" calcext:value-type="float">
            <text:p>-0,03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2.83" calcext:value-type="float">
            <text:p>2,83</text:p>
          </table:table-cell>
          <table:table-cell table:number-columns-repeated="16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9.33" calcext:value-type="float">
            <text:p>9,33</text:p>
          </table:table-cell>
          <table:table-cell/>
          <table:table-cell table:formula="of:=[.C370]/[.D370]*[.E370]" office:value-type="float" office:value="4.76763" calcext:value-type="float">
            <text:p>4,76763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330v e depois erros d siulacao e outras cousa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10000" calcext:value-type="float">
            <text:p>10000</text:p>
          </table:table-cell>
          <table:table-cell office:value-type="float" office:value="10.3" calcext:value-type="float">
            <text:p>10,3</text:p>
          </table:table-cell>
          <table:table-cell/>
          <table:table-cell table:formula="of:=[.C371]/[.D371]*[.E371]" office:value-type="float" office:value="5.2633" calcext:value-type="float">
            <text:p>5,2633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office:value-type="string" calcext:value-type="string">
            <text:p>não deu bons resultados 2,78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table:formula="of:=0.808*3+0.315" office:value-type="float" office:value="2.739" calcext:value-type="float">
            <text:p>2,739</text:p>
          </table:table-cell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R2</text:p>
          </table:table-cell>
          <table:table-cell office:value-type="string" calcext:value-type="string">
            <text:p>4.99</text:p>
          </table:table-cell>
          <table:table-cell office:value-type="float" office:value="2.8" calcext:value-type="float">
            <text:p>2,8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845k paralelo de condensador à said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9"/>
          <table:table-cell office:value-type="float" office:value="5.9" calcext:value-type="float">
            <text:p>5,9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49" calcext:value-type="float">
            <text:p>5,49</text:p>
          </table:table-cell>
          <table:table-cell office:value-type="float" office:value="2.9" calcext:value-type="float">
            <text:p>2,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0,120u <text:s/>^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5,62k</text:p>
          </table:table-cell>
          <table:table-cell office:value-type="string" calcext:value-type="string">
            <text:p>1,2u</text:p>
          </table:table-cell>
          <table:table-cell office:value-type="float" office:value="2.89" calcext:value-type="float">
            <text:p>2,89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experimentar agora só mexendo em r2 e esperar 20ms, se estabiliza 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1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850k </text:p>
          </table:table-cell>
          <table:table-cell office:value-type="string" calcext:value-type="string">
            <text:p>5,36k</text:p>
          </table:table-cell>
          <table:table-cell office:value-type="float" office:value="2.825" calcext:value-type="float">
            <text:p>2,825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499k</text:p>
          </table:table-cell>
          <table:table-cell table:number-columns-repeated="2" office:value-type="string" calcext:value-type="string">
            <text:p>“</text:p>
          </table:table-cell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“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291v</text:p>
          </table:table-cell>
          <table:table-cell office:value-type="float" office:value="2.825" calcext:value-type="float">
            <text:p>2,825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2u: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442k</text:p>
          </table:table-cell>
          <table:table-cell office:value-type="string" calcext:value-type="string">
            <text:p>5,23k</text:p>
          </table:table-cell>
          <table:table-cell office:value-type="string" calcext:value-type="string">
            <text:p>315v e depois diminuiu</text:p>
          </table:table-cell>
          <table:table-cell/>
          <table:table-cell office:value-type="float" office:value="2.85" calcext:value-type="float">
            <text:p>2,8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diminuir r2??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5.11" calcext:value-type="float">
            <text:p>5,11</text:p>
          </table:table-cell>
          <table:table-cell office:value-type="string" calcext:value-type="string">
            <text:p>377v</text:p>
          </table:table-cell>
          <table:table-cell/>
          <table:table-cell office:value-type="float" office:value="2.819" calcext:value-type="float">
            <text:p>2,819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table:formula="of:=2.8/5.11" office:value-type="float" office:value="0.547945205479452" calcext:value-type="float">
            <text:p>0,547945205479452</text:p>
          </table:table-cell>
          <table:table-cell table:formula="of:=5/[.I394]" office:value-type="float" office:value="9.125" calcext:value-type="float">
            <text:p>9,125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2.8*3.3" office:value-type="float" office:value="9.24" calcext:value-type="float">
            <text:p>9,24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K2 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8,45K</text:p>
          </table:table-cell>
          <table:table-cell office:value-type="float" office:value="0.76" calcext:value-type="float">
            <text:p>0,76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931/8450" office:value-type="float" office:value="0.110177514792899" calcext:value-type="float">
            <text:p>0,110177514792899</text:p>
          </table:table-cell>
          <table:table-cell table:number-columns-repeated="2"/>
          <table:table-cell office:value-type="string" calcext:value-type="string">
            <text:p>10K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8450/100000" office:value-type="float" office:value="0.0845" calcext:value-type="float">
            <text:p>0,0845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2.8*3.33" office:value-type="float" office:value="9.324" calcext:value-type="float">
            <text:p>9,324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float" office:value="2.81" calcext:value-type="float">
            <text:p>2,81</text:p>
          </table:table-cell>
          <table:table-cell office:value-type="string" calcext:value-type="string">
            <text:p>391v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200k</text:p>
          </table:table-cell>
          <table:table-cell office:value-type="string" calcext:value-type="string">
            <text:p>20k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1.44/([.E407]+2*[.F407])/0.0000000056" office:value-type="float" office:value="64285.7142857143" calcext:value-type="float">
            <text:p>64285,7142857143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1.44/([.E408]+2*[.F408])/0.0000000056" office:value-type="float" office:value="107142.857142857" calcext:value-type="float">
            <text:p>107142,857142857</text:p>
          </table:table-cell>
          <table:table-cell/>
          <table:table-cell office:value-type="string" calcext:value-type="string">
            <text:p>R2 ultimo amp op</text:p>
          </table:table-cell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70k</text:p>
          </table:table-cell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 calcext:value-type="string">
            <text:p>7,15k</text:p>
          </table:table-cell>
          <table:table-cell office:value-type="string" calcext:value-type="string">
            <text:p>valor de <text:s/>talvez muito incrementado??</text:p>
          </table:table-cell>
          <table:table-cell table:number-columns-repeated="17"/>
        </table:table-row>
        <table:table-row table:style-name="ro1">
          <table:table-cell table:number-columns-repeated="8"/>
          <table:table-cell table:style-name="ce11"/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040" calcext:value-type="float">
            <text:p>6040</text:p>
          </table:table-cell>
          <table:table-cell office:value-type="float" office:value="249" calcext:value-type="float">
            <text:p>249</text:p>
          </table:table-cell>
          <table:table-cell table:formula="of:=---(15-[.B415]/([.C415]+[.D415])*[.D415])" office:value-type="float" office:value="-1.5384003816187" calcext:value-type="float">
            <text:p>-1,5384003816187</text:p>
          </table:table-cell>
          <table:table-cell table:formula="of:=11.836+12" office:value-type="float" office:value="23.836" calcext:value-type="float">
            <text:p>23,836</text:p>
          </table:table-cell>
          <table:table-cell table:number-columns-repeated="21"/>
        </table:table-row>
        <table:table-row table:style-name="ro1">
          <table:table-cell table:number-columns-repeated="4"/>
          <table:table-cell table:formula="of:=53*53" office:value-type="float" office:value="2809" calcext:value-type="float">
            <text:p>28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(12-8)/20000*10000+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12*1000000/1000000"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4/(6040+249)*249+4" office:value-type="float" office:value="3.84162823978375" calcext:value-type="float">
            <text:p>3,8416282397837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(311-4)/(6040+249)*249+4" office:value-type="float" office:value="16.1550325965972" calcext:value-type="float">
            <text:p>16,15503259659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--8.36" office:value-type="float" office:value="8.36" calcext:value-type="float">
            <text:p>8,36</text:p>
          </table:table-cell>
          <table:table-cell table:number-columns-repeated="22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Bitstream Vera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-00-0000</text:date>, <text:time style:data-style-name="N2" text:time-value="20:15:59.128723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2:32:09.731879695</meta:creation-date>
    <meta:generator>LibreOffice/7.0.4.2$Linux_X86_64 LibreOffice_project/00$Build-2</meta:generator>
    <dc:date>2023-08-21T14:32:48.049040465</dc:date>
    <meta:editing-duration>P23DT23H38M17S</meta:editing-duration>
    <meta:editing-cycles>6</meta:editing-cycles>
    <meta:document-statistic meta:table-count="6" meta:cell-count="4543" meta:object-count="0"/>
  </office:meta>
</office:document-meta>
</file>